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settings.xml" manifest:media-type="text/xml"/>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Replacements/Object 14" manifest:media-type=""/>
  <manifest:file-entry manifest:full-path="ObjectReplacements/Object 23" manifest:media-type=""/>
  <manifest:file-entry manifest:full-path="ObjectReplacements/Object 1" manifest:media-type=""/>
  <manifest:file-entry manifest:full-path="ObjectReplacements/Object 12" manifest:media-type=""/>
  <manifest:file-entry manifest:full-path="ObjectReplacements/Object 24" manifest:media-type=""/>
  <manifest:file-entry manifest:full-path="ObjectReplacements/Object 2" manifest:media-type="application/x-openoffice-gdimetafile;windows_formatname=&quot;GDIMetaFile&quot;"/>
  <manifest:file-entry manifest:full-path="ObjectReplacements/Object 13" manifest:media-type=""/>
  <manifest:file-entry manifest:full-path="ObjectReplacements/Object 25" manifest:media-type=""/>
  <manifest:file-entry manifest:full-path="ObjectReplacements/Object 29" manifest:media-type=""/>
  <manifest:file-entry manifest:full-path="ObjectReplacements/Object 31" manifest:media-type=""/>
  <manifest:file-entry manifest:full-path="ObjectReplacements/Object 7"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32" manifest:media-type=""/>
  <manifest:file-entry manifest:full-path="ObjectReplacements/Object 8" manifest:media-type=""/>
  <manifest:file-entry manifest:full-path="ObjectReplacements/Object 19" manifest:media-type=""/>
  <manifest:file-entry manifest:full-path="ObjectReplacements/Object 21" manifest:media-type=""/>
  <manifest:file-entry manifest:full-path="ObjectReplacements/Object 22" manifest:media-type=""/>
  <manifest:file-entry manifest:full-path="ObjectReplacements/Object 9" manifest:media-type=""/>
  <manifest:file-entry manifest:full-path="ObjectReplacements/Object 33" manifest:media-type=""/>
  <manifest:file-entry manifest:full-path="ObjectReplacements/Object 10" manifest:media-type=""/>
  <manifest:file-entry manifest:full-path="ObjectReplacements/Object 34" manifest:media-type=""/>
  <manifest:file-entry manifest:full-path="ObjectReplacements/Object 11" manifest:media-type=""/>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
  <manifest:file-entry manifest:full-path="ObjectReplacements/Object 6" manifest:media-type=""/>
  <manifest:file-entry manifest:full-path="ObjectReplacements/Object 28" manifest:media-type="application/x-openoffice-gdimetafile;windows_formatname=&quot;GDIMetaFile&quot;"/>
  <manifest:file-entry manifest:full-path="ObjectReplacements/Object 5" manifest:media-type=""/>
  <manifest:file-entry manifest:full-path="ObjectReplacements/Object 27" manifest:media-type=""/>
  <manifest:file-entry manifest:full-path="ObjectReplacements/Object 4" manifest:media-type="application/x-openoffice-gdimetafile;windows_formatname=&quot;GDIMetaFile&quot;"/>
  <manifest:file-entry manifest:full-path="ObjectReplacements/Object 26" manifest:media-type=""/>
  <manifest:file-entry manifest:full-path="ObjectReplacements/Object 3"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pitch="variable"/>
  </office:font-face-decls>
  <office:automatic-styles>
    <style:style style:name="P1" style:family="paragraph" style:parent-style-name="Header">
      <style:paragraph-properties fo:text-align="center" style:justify-single-word="false"/>
      <style:text-properties officeooo:rsid="0007df5b" officeooo:paragraph-rsid="0007df5b"/>
    </style:style>
    <style:style style:name="P2" style:family="paragraph" style:parent-style-name="Footer">
      <style:paragraph-properties fo:text-align="end" style:justify-single-word="false"/>
    </style:style>
    <style:style style:name="P3" style:family="paragraph" style:parent-style-name="Standard">
      <style:text-properties officeooo:rsid="00025ba3" officeooo:paragraph-rsid="0000a02c"/>
    </style:style>
    <style:style style:name="P4" style:family="paragraph" style:parent-style-name="Standard">
      <style:paragraph-properties fo:text-align="justify" style:justify-single-word="false"/>
      <style:text-properties officeooo:rsid="00025ba3" officeooo:paragraph-rsid="00025ba3"/>
    </style:style>
    <style:style style:name="P5" style:family="paragraph" style:parent-style-name="Standard">
      <style:paragraph-properties fo:text-align="justify" style:justify-single-word="false"/>
      <style:text-properties officeooo:rsid="00025ba3" officeooo:paragraph-rsid="00035bf4"/>
    </style:style>
    <style:style style:name="P6" style:family="paragraph" style:parent-style-name="Standard">
      <style:paragraph-properties fo:text-align="justify" style:justify-single-word="false"/>
      <style:text-properties officeooo:rsid="00025ba3" officeooo:paragraph-rsid="0000a02c"/>
    </style:style>
    <style:style style:name="P7" style:family="paragraph" style:parent-style-name="Standard">
      <style:paragraph-properties fo:text-align="start" style:justify-single-word="false" style:writing-mode="lr-tb"/>
      <style:text-properties officeooo:paragraph-rsid="0005b2c5"/>
    </style:style>
    <style:style style:name="P8" style:family="paragraph" style:parent-style-name="Standard">
      <style:paragraph-properties fo:text-align="start" style:justify-single-word="false" style:writing-mode="lr-tb"/>
      <style:text-properties officeooo:paragraph-rsid="000459fa"/>
    </style:style>
    <style:style style:name="P9" style:family="paragraph" style:parent-style-name="Standard">
      <style:paragraph-properties fo:text-align="start" style:justify-single-word="false"/>
      <style:text-properties officeooo:paragraph-rsid="0007df5b"/>
    </style:style>
    <style:style style:name="P10" style:family="paragraph" style:parent-style-name="Standard">
      <style:text-properties officeooo:paragraph-rsid="0000a02c"/>
    </style:style>
    <style:style style:name="P11" style:family="paragraph" style:parent-style-name="Standard">
      <style:text-properties fo:font-weight="bold" officeooo:rsid="00043112" officeooo:paragraph-rsid="00043112" style:font-weight-asian="bold" style:font-weight-complex="bold"/>
    </style:style>
    <style:style style:name="P12" style:family="paragraph" style:parent-style-name="Standard">
      <style:paragraph-properties fo:text-align="justify" style:justify-single-word="false"/>
      <style:text-properties fo:font-weight="bold" officeooo:paragraph-rsid="0000a02c" style:font-weight-asian="bold" style:font-weight-complex="bold"/>
    </style:style>
    <style:style style:name="P13" style:family="paragraph" style:parent-style-name="Standard">
      <style:paragraph-properties fo:text-align="justify" style:justify-single-word="false"/>
      <style:text-properties fo:font-weight="bold" officeooo:paragraph-rsid="0005b2c5" style:font-weight-asian="bold" style:font-weight-complex="bold"/>
    </style:style>
    <style:style style:name="P14" style:family="paragraph" style:parent-style-name="Standard">
      <style:text-properties fo:font-size="11pt" fo:font-weight="bold" officeooo:rsid="00043112" officeooo:paragraph-rsid="00043112" style:font-size-asian="9.60000038146973pt" style:font-weight-asian="bold" style:font-size-complex="11pt" style:font-weight-complex="bold"/>
    </style:style>
    <style:style style:name="P15" style:family="paragraph" style:parent-style-name="Standard">
      <style:text-properties fo:font-size="10pt" fo:font-weight="normal" officeooo:rsid="00043112" officeooo:paragraph-rsid="00043112"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officeooo:paragraph-rsid="0007df5b"/>
    </style:style>
    <style:style style:name="P17" style:family="paragraph" style:parent-style-name="Standard">
      <style:paragraph-properties fo:text-align="justify" style:justify-single-word="false" style:writing-mode="lr-tb"/>
      <style:text-properties officeooo:paragraph-rsid="0007df5b"/>
    </style:style>
    <style:style style:name="P18" style:family="paragraph" style:parent-style-name="Text_20_body">
      <style:paragraph-properties fo:text-align="justify" style:justify-single-word="false"/>
      <style:text-properties officeooo:paragraph-rsid="0007df5b"/>
    </style:style>
    <style:style style:name="P19" style:family="paragraph" style:parent-style-name="Standard">
      <style:paragraph-properties fo:text-align="justify" style:justify-single-word="false" style:writing-mode="lr-tb"/>
      <style:text-properties officeooo:paragraph-rsid="000459fa"/>
    </style:style>
    <style:style style:name="P20" style:family="paragraph" style:parent-style-name="Standard">
      <style:paragraph-properties fo:text-align="justify" style:justify-single-word="false"/>
      <style:text-properties officeooo:paragraph-rsid="000459fa"/>
    </style:style>
    <style:style style:name="P21" style:family="paragraph" style:parent-style-name="Standard">
      <style:paragraph-properties fo:text-align="justify" style:justify-single-word="false"/>
      <style:text-properties officeooo:paragraph-rsid="0000a02c"/>
    </style:style>
    <style:style style:name="P22" style:family="paragraph" style:parent-style-name="Text_20_body">
      <style:paragraph-properties fo:text-align="justify" style:justify-single-word="false"/>
      <style:text-properties officeooo:paragraph-rsid="0000a02c"/>
    </style:style>
    <style:style style:name="P23" style:family="paragraph" style:parent-style-name="Standard">
      <style:paragraph-properties fo:text-align="justify" style:justify-single-word="false"/>
      <style:text-properties officeooo:paragraph-rsid="0005b2c5"/>
    </style:style>
    <style:style style:name="P24" style:family="paragraph" style:parent-style-name="Standard">
      <style:paragraph-properties fo:text-align="justify" style:justify-single-word="false" style:writing-mode="lr-tb"/>
      <style:text-properties fo:font-size="12pt" officeooo:paragraph-rsid="0007df5b" style:font-size-asian="12pt" style:font-size-complex="12pt"/>
    </style:style>
    <style:style style:name="P25" style:family="paragraph" style:parent-style-name="Standard">
      <style:paragraph-properties fo:text-align="justify" style:justify-single-word="false" style:writing-mode="lr-tb"/>
      <style:text-properties fo:color="#000000" loext:opacity="100%" style:font-name="Times2" fo:font-size="14pt" fo:font-style="normal" fo:font-weight="bold" style:font-size-asian="14pt" style:font-style-asian="normal" style:font-weight-asian="bold"/>
    </style:style>
    <style:style style:name="P26" style:family="paragraph" style:parent-style-name="Standard">
      <style:text-properties fo:font-size="14pt" officeooo:paragraph-rsid="0000a02c" style:font-size-asian="14pt" style:font-size-complex="14pt"/>
    </style:style>
    <style:style style:name="P27" style:family="paragraph" style:parent-style-name="Standard">
      <style:paragraph-properties fo:text-align="justify" style:justify-single-word="false" style:writing-mode="lr-tb"/>
      <style:text-properties fo:font-size="14pt" officeooo:paragraph-rsid="0005b2c5" style:font-size-asian="14pt" style:font-size-complex="14pt"/>
    </style:style>
    <style:style style:name="P28" style:family="paragraph" style:parent-style-name="Text_20_body">
      <style:paragraph-properties fo:text-align="justify" style:justify-single-word="false"/>
      <style:text-properties fo:font-size="14pt" style:font-size-asian="14pt" style:font-size-complex="14pt"/>
    </style:style>
    <style:style style:name="P29" style:family="paragraph" style:parent-style-name="Text_20_body">
      <style:paragraph-properties fo:text-align="justify" style:justify-single-word="false"/>
      <style:text-properties fo:font-size="14pt" officeooo:paragraph-rsid="0000a02c" style:font-size-asian="14pt" style:font-size-complex="14pt"/>
    </style:style>
    <style:style style:name="P30" style:family="paragraph" style:parent-style-name="Standard">
      <style:paragraph-properties fo:text-align="justify" style:justify-single-word="false"/>
      <style:text-properties officeooo:rsid="0005b2c5" officeooo:paragraph-rsid="0005b2c5"/>
    </style:style>
    <style:style style:name="P31" style:family="paragraph" style:parent-style-name="List_20_Paragraph" style:list-style-name="L2">
      <style:paragraph-properties fo:margin-left="1in" fo:text-align="justify" style:justify-single-word="false" fo:text-indent="0in" style:auto-text-indent="false"/>
      <style:text-properties officeooo:paragraph-rsid="0007df5b"/>
    </style:style>
    <style:style style:name="P32" style:family="paragraph" style:parent-style-name="List_20_Paragraph" style:list-style-name="L2">
      <style:paragraph-properties fo:text-align="justify" style:justify-single-word="false"/>
      <style:text-properties officeooo:paragraph-rsid="0007df5b"/>
    </style:style>
    <style:style style:name="P33" style:family="paragraph" style:parent-style-name="List_20_Paragraph" style:list-style-name="L2">
      <style:paragraph-properties fo:text-align="justify" style:justify-single-word="false"/>
      <style:text-properties fo:language="en" fo:country="GB" officeooo:paragraph-rsid="0007df5b" style:font-name-complex="Arial1"/>
    </style:style>
    <style:style style:name="P34" style:family="paragraph" style:parent-style-name="List_20_Paragraph" style:list-style-name="L2">
      <style:paragraph-properties fo:text-align="justify" style:justify-single-word="false"/>
      <style:text-properties fo:font-size="12pt" officeooo:paragraph-rsid="0007df5b" style:font-size-asian="12pt" style:font-size-complex="12pt"/>
    </style:style>
    <style:style style:name="P35" style:family="paragraph" style:parent-style-name="List_20_Paragraph" style:list-style-name="L2">
      <style:paragraph-properties fo:text-align="justify" style:justify-single-word="false"/>
      <style:text-properties style:text-underline-style="none" officeooo:paragraph-rsid="0007df5b"/>
    </style:style>
    <style:style style:name="P36" style:family="paragraph" style:parent-style-name="Standard" style:list-style-name="L1">
      <style:paragraph-properties fo:text-align="justify" style:justify-single-word="false" style:writing-mode="lr-tb"/>
      <style:text-properties officeooo:paragraph-rsid="000459fa"/>
    </style:style>
    <style:style style:name="P37" style:family="paragraph" style:parent-style-name="Standard" style:list-style-name="L2">
      <style:paragraph-properties fo:text-align="justify" style:justify-single-word="false" style:writing-mode="lr-tb"/>
      <style:text-properties officeooo:paragraph-rsid="0007df5b"/>
    </style:style>
    <style:style style:name="P38" style:family="paragraph" style:parent-style-name="Standard" style:list-style-name="L2">
      <style:paragraph-properties fo:text-align="justify" style:justify-single-word="false"/>
      <style:text-properties officeooo:paragraph-rsid="0007df5b"/>
    </style:style>
    <style:style style:name="P39" style:family="paragraph" style:parent-style-name="Standard" style:list-style-name="L2">
      <style:paragraph-properties fo:margin-left="0.5in" fo:text-align="justify" style:justify-single-word="false"/>
      <style:text-properties officeooo:paragraph-rsid="0007df5b"/>
    </style:style>
    <style:style style:name="P40" style:family="paragraph" style:parent-style-name="Standard" style:list-style-name="L2">
      <style:paragraph-properties fo:text-align="justify" style:justify-single-word="false" style:writing-mode="lr-tb"/>
      <style:text-properties officeooo:paragraph-rsid="00095223"/>
    </style:style>
    <style:style style:name="P41" style:family="paragraph" style:parent-style-name="Standard">
      <style:paragraph-properties fo:text-align="justify" style:justify-single-word="false" style:writing-mode="lr-tb"/>
      <style:text-properties officeooo:paragraph-rsid="0007df5b"/>
    </style:style>
    <style:style style:name="P42" style:family="paragraph" style:parent-style-name="Standard" style:list-style-name="L5">
      <style:paragraph-properties fo:text-align="justify" style:justify-single-word="false" style:writing-mode="lr-tb"/>
      <style:text-properties officeooo:paragraph-rsid="00095223"/>
    </style:style>
    <style:style style:name="P43" style:family="paragraph" style:parent-style-name="Standard" style:list-style-name="L2">
      <style:paragraph-properties fo:text-align="justify" style:justify-single-word="false" style:writing-mode="lr-tb"/>
      <style:text-properties fo:color="#000000" loext:opacity="100%" style:font-name="Times2" fo:font-size="12pt" fo:font-style="normal" style:text-underline-style="none" officeooo:paragraph-rsid="0007df5b" style:font-size-asian="12pt" style:font-style-asian="normal" style:font-size-complex="12pt"/>
    </style:style>
    <style:style style:name="P44" style:family="paragraph" style:parent-style-name="Standard" style:list-style-name="L2">
      <style:paragraph-properties fo:text-align="justify" style:justify-single-word="false" style:writing-mode="lr-tb"/>
      <style:text-properties fo:color="#000000" loext:opacity="100%" style:font-name="Times2" fo:font-size="12pt" fo:font-style="normal" style:text-underline-style="none" fo:font-weight="bold" officeooo:paragraph-rsid="0007df5b" style:font-size-asian="12pt" style:font-style-asian="normal" style:font-weight-asian="bold" style:font-size-complex="12pt" style:font-weight-complex="bold"/>
    </style:style>
    <style:style style:name="P45" style:family="paragraph" style:parent-style-name="Standard">
      <style:paragraph-properties fo:text-align="justify" style:justify-single-word="false" style:writing-mode="lr-tb"/>
      <style:text-properties fo:color="#000000" loext:opacity="100%" style:font-name="Times2" fo:font-size="12pt" fo:font-style="normal" style:text-underline-style="none" fo:font-weight="bold" officeooo:paragraph-rsid="0007df5b" style:font-size-asian="10.5pt" style:font-style-asian="normal" style:font-weight-asian="bold" style:font-size-complex="12pt" style:font-weight-complex="normal"/>
    </style:style>
    <style:style style:name="P46" style:family="paragraph" style:parent-style-name="Standard" style:list-style-name="L5">
      <style:paragraph-properties fo:text-align="justify" style:justify-single-word="false" style:writing-mode="lr-tb"/>
      <style:text-properties fo:color="#000000" loext:opacity="100%" style:font-name="Times2" fo:font-size="12pt" fo:font-style="normal" style:text-underline-style="none" fo:font-weight="bold" officeooo:paragraph-rsid="00095223" style:font-size-asian="10.5pt" style:font-style-asian="normal" style:font-weight-asian="bold" style:font-size-complex="12pt" style:font-weight-complex="normal"/>
    </style:style>
    <style:style style:name="P47" style:family="paragraph" style:parent-style-name="Standard">
      <style:paragraph-properties fo:text-align="justify" style:justify-single-word="false" style:writing-mode="lr-tb"/>
      <style:text-properties fo:color="#000000" loext:opacity="100%" style:font-name="Times2" fo:font-size="12pt" fo:font-style="normal" style:text-underline-style="none" fo:font-weight="bold" officeooo:paragraph-rsid="00095223" style:font-size-asian="10.5pt" style:font-style-asian="normal" style:font-weight-asian="bold" style:font-size-complex="12pt" style:font-weight-complex="normal"/>
    </style:style>
    <style:style style:name="P48" style:family="paragraph" style:parent-style-name="Standard" style:list-style-name="L5">
      <style:paragraph-properties fo:text-align="start" style:justify-single-word="false" style:writing-mode="lr-tb"/>
      <style:text-properties fo:color="#000000" loext:opacity="100%" style:font-name="Times2" fo:font-size="12pt" fo:font-style="normal" style:text-underline-style="none" fo:font-weight="bold" officeooo:paragraph-rsid="00095223" style:font-size-asian="10.5pt" style:font-style-asian="normal" style:font-weight-asian="bold" style:font-size-complex="12pt" style:font-weight-complex="normal"/>
    </style:style>
    <style:style style:name="P49" style:family="paragraph" style:parent-style-name="Standard" style:list-style-name="L2">
      <style:paragraph-properties fo:text-align="justify" style:justify-single-word="false" style:writing-mode="lr-tb"/>
      <style:text-properties fo:color="#000000" loext:opacity="100%" style:font-name="Times2" fo:font-size="12pt" fo:font-style="normal" style:text-underline-style="none" fo:font-weight="normal" officeooo:paragraph-rsid="0007df5b" style:font-size-asian="12pt" style:font-style-asian="normal" style:font-weight-asian="normal" style:font-size-complex="12pt" style:font-weight-complex="normal"/>
    </style:style>
    <style:style style:name="P50" style:family="paragraph" style:parent-style-name="Standard" style:list-style-name="L2" style:master-page-name="">
      <loext:graphic-properties draw:fill="none"/>
      <style:paragraph-properties fo:margin-left="0in" fo:margin-right="0in" fo:text-align="justify" style:justify-single-word="false" fo:text-indent="0in" style:auto-text-indent="false" style:page-number="auto" fo:background-color="transparent" style:writing-mode="lr-tb"/>
      <style:text-properties fo:color="#000000" loext:opacity="100%" style:font-name="Times2" fo:font-size="12pt" fo:font-style="normal" style:text-underline-style="none" fo:font-weight="normal" officeooo:paragraph-rsid="0007df5b" style:font-size-asian="12pt" style:font-style-asian="normal" style:font-weight-asian="normal" style:font-size-complex="12pt" style:font-weight-complex="normal"/>
    </style:style>
    <style:style style:name="P51" style:family="paragraph" style:parent-style-name="Standard" style:list-style-name="L5">
      <style:paragraph-properties fo:text-align="justify" style:justify-single-word="false" style:writing-mode="lr-tb"/>
      <style:text-properties fo:color="#000000" loext:opacity="100%" style:font-name="Times2" fo:font-size="12pt" fo:font-style="normal" style:text-underline-style="none" fo:font-weight="normal" officeooo:paragraph-rsid="00095223" style:font-size-asian="10.5pt" style:font-style-asian="normal" style:font-weight-asian="normal" style:font-size-complex="12pt" style:font-weight-complex="normal"/>
    </style:style>
    <style:style style:name="P52" style:family="paragraph" style:parent-style-name="Standard" style:list-style-name="L5">
      <style:paragraph-properties fo:text-align="justify" style:justify-single-word="false" style:writing-mode="lr-tb"/>
      <style:text-properties fo:color="#000000" loext:opacity="100%" style:font-name="Times2" fo:font-size="12pt" fo:font-style="normal" style:text-underline-style="none" fo:font-weight="normal" officeooo:rsid="00095223" officeooo:paragraph-rsid="00095223" style:font-size-asian="10.5pt" style:font-style-asian="normal" style:font-weight-asian="normal" style:font-size-complex="12pt" style:font-weight-complex="normal"/>
    </style:style>
    <style:style style:name="P53" style:family="paragraph" style:parent-style-name="Standard" style:list-style-name="L2">
      <style:paragraph-properties fo:text-align="justify" style:justify-single-word="false" style:writing-mode="lr-tb"/>
      <style:text-properties fo:color="#000000" loext:opacity="100%" style:font-name="Times2" fo:font-size="14pt" fo:font-style="normal" style:text-underline-style="none" officeooo:paragraph-rsid="0007df5b" style:font-size-asian="14pt" style:font-style-asian="normal" style:font-size-complex="10pt"/>
    </style:style>
    <style:style style:name="P54" style:family="paragraph" style:parent-style-name="Standard">
      <style:paragraph-properties fo:text-align="justify" style:justify-single-word="false" style:writing-mode="lr-tb"/>
      <style:text-properties fo:color="#000000" loext:opacity="100%" style:font-name="Times2" fo:font-size="14pt" fo:font-style="normal" style:text-underline-style="none" officeooo:paragraph-rsid="0007df5b" style:font-size-asian="14pt" style:font-style-asian="normal" style:font-size-complex="10pt"/>
    </style:style>
    <style:style style:name="P55" style:family="paragraph" style:parent-style-name="Standard" style:list-style-name="L2">
      <style:paragraph-properties fo:text-align="justify" style:justify-single-word="false" style:writing-mode="lr-tb"/>
      <style:text-properties fo:color="#000000" loext:opacity="100%" style:font-name="Times2" fo:font-size="14pt" fo:font-style="normal" style:text-underline-style="none" fo:font-weight="normal" officeooo:paragraph-rsid="0007df5b" style:font-size-asian="14pt" style:font-style-asian="normal" style:font-weight-asian="normal" style:font-size-complex="10pt" style:font-weight-complex="normal"/>
    </style:style>
    <style:style style:name="P56" style:family="paragraph" style:parent-style-name="Standard" style:list-style-name="L2">
      <style:paragraph-properties fo:text-align="justify" style:justify-single-word="false" style:writing-mode="lr-tb"/>
      <style:text-properties fo:color="#000000" loext:opacity="100%" style:font-name="Times2" fo:font-size="14pt" fo:font-style="normal" style:text-underline-style="none" fo:font-weight="bold" officeooo:paragraph-rsid="0007df5b" style:font-size-asian="14pt" style:font-style-asian="normal" style:font-weight-asian="bold" style:font-size-complex="10pt" style:font-weight-complex="bold"/>
    </style:style>
    <style:style style:name="P57" style:family="paragraph" style:parent-style-name="Standard" style:list-style-name="L5">
      <style:paragraph-properties fo:text-align="justify" style:justify-single-word="false" style:writing-mode="lr-tb"/>
      <style:text-properties fo:color="#000000" loext:opacity="100%" style:font-name="Times2" fo:font-size="14pt" fo:font-style="normal" style:text-underline-style="none" fo:font-weight="bold" officeooo:paragraph-rsid="00095223" style:font-size-asian="14pt" style:font-style-asian="normal" style:font-weight-asian="bold" style:font-size-complex="14pt" style:font-weight-complex="normal"/>
    </style:style>
    <style:style style:name="P58" style:family="paragraph" style:parent-style-name="Standard" style:list-style-name="L5">
      <style:paragraph-properties fo:text-align="start" style:justify-single-word="false" style:writing-mode="lr-tb"/>
      <style:text-properties fo:color="#000000" loext:opacity="100%" style:font-name="Times2" fo:font-size="14pt" fo:font-style="normal" style:text-underline-style="none" fo:font-weight="bold" officeooo:paragraph-rsid="00095223" style:font-size-asian="14pt" style:font-style-asian="normal" style:font-weight-asian="bold" style:font-size-complex="14pt" style:font-weight-complex="normal"/>
    </style:style>
    <style:style style:name="P59" style:family="paragraph" style:parent-style-name="Standard" style:list-style-name="L5">
      <style:paragraph-properties fo:text-align="justify" style:justify-single-word="false" style:writing-mode="lr-tb"/>
      <style:text-properties fo:color="#000000" loext:opacity="100%" style:font-name="Times2" fo:font-size="14pt" fo:font-style="normal" style:text-underline-style="none" fo:font-weight="bold" officeooo:paragraph-rsid="00095223" style:font-size-asian="14pt" style:font-style-asian="normal" style:font-weight-asian="bold" style:font-size-complex="14pt" style:font-weight-complex="bold"/>
    </style:style>
    <style:style style:name="P60" style:family="paragraph" style:parent-style-name="Standard" style:list-style-name="L2">
      <style:paragraph-properties fo:text-align="justify" style:justify-single-word="false" style:writing-mode="lr-tb"/>
      <style:text-properties fo:color="#000000" loext:opacity="100%" style:text-underline-style="solid" style:text-underline-width="auto" style:text-underline-color="font-color" fo:font-weight="bold" officeooo:paragraph-rsid="0007df5b" style:font-name-asian="DejaVu Sans" style:font-weight-asian="bold" style:font-name-complex="Arial1" style:font-weight-complex="bold"/>
    </style:style>
    <style:style style:name="P61" style:family="paragraph" style:parent-style-name="Standard" style:list-style-name="L2">
      <style:paragraph-properties fo:text-align="justify" style:justify-single-word="false" style:writing-mode="lr-tb"/>
      <style:text-properties fo:font-size="12pt" officeooo:paragraph-rsid="0007df5b" style:font-size-asian="12pt" style:font-size-complex="12pt"/>
    </style:style>
    <style:style style:name="P62" style:family="paragraph" style:parent-style-name="Standard" style:list-style-name="L2">
      <style:paragraph-properties fo:text-align="justify" style:justify-single-word="false"/>
      <style:text-properties fo:font-size="12pt" officeooo:paragraph-rsid="0007df5b" style:font-size-asian="12pt" style:font-size-complex="12pt"/>
    </style:style>
    <style:style style:name="P63" style:family="paragraph" style:parent-style-name="Standard" style:list-style-name="L2">
      <style:paragraph-properties fo:text-align="justify" style:justify-single-word="false" style:writing-mode="lr-tb"/>
      <style:text-properties fo:font-size="12pt" fo:font-weight="normal" officeooo:paragraph-rsid="0007df5b" style:font-size-asian="12pt" style:font-weight-asian="normal" style:font-size-complex="12pt" style:font-weight-complex="normal"/>
    </style:style>
    <style:style style:name="P64" style:family="paragraph" style:parent-style-name="Standard" style:list-style-name="L2">
      <style:paragraph-properties fo:text-align="justify" style:justify-single-word="false" style:writing-mode="lr-tb"/>
      <style:text-properties fo:font-size="14pt" officeooo:paragraph-rsid="0007df5b" style:font-size-asian="14pt" style:font-size-complex="14pt"/>
    </style:style>
    <style:style style:name="P65" style:family="paragraph" style:parent-style-name="Standard" style:list-style-name="L2">
      <style:paragraph-properties fo:margin-left="0.5in" fo:text-align="justify" style:justify-single-word="false"/>
      <style:text-properties style:text-underline-style="none" officeooo:paragraph-rsid="0007df5b"/>
    </style:style>
    <style:style style:name="P66" style:family="paragraph" style:parent-style-name="Standard" style:list-style-name="L2">
      <style:paragraph-properties fo:text-align="start" style:justify-single-word="false" style:writing-mode="lr-tb"/>
      <style:text-properties fo:font-weight="bold" officeooo:rsid="00095223" officeooo:paragraph-rsid="00095223" style:font-weight-asian="bold" style:font-weight-complex="bold"/>
    </style:style>
    <style:style style:name="P67" style:family="paragraph" style:parent-style-name="Standard" style:list-style-name="L2">
      <style:paragraph-properties fo:text-align="start" style:justify-single-word="false" style:writing-mode="lr-tb"/>
      <style:text-properties officeooo:paragraph-rsid="0007df5b"/>
    </style:style>
    <style:style style:name="P68" style:family="paragraph" style:parent-style-name="Standard" style:list-style-name="L2">
      <style:paragraph-properties fo:text-align="start" style:justify-single-word="false" style:writing-mode="lr-tb"/>
      <style:text-properties officeooo:paragraph-rsid="00095223"/>
    </style:style>
    <style:style style:name="P69" style:family="paragraph" style:parent-style-name="Standard" style:list-style-name="L2">
      <style:paragraph-properties fo:text-align="justify" style:justify-single-word="false" style:writing-mode="lr-tb"/>
      <style:text-properties fo:font-weight="normal" officeooo:paragraph-rsid="0007df5b" style:font-weight-asian="normal" style:font-weight-complex="normal"/>
    </style:style>
    <style:style style:name="P70" style:family="paragraph" style:parent-style-name="Standard">
      <style:paragraph-properties fo:text-align="justify" style:justify-single-word="false" style:writing-mode="lr-tb"/>
      <style:text-properties fo:font-weight="normal" officeooo:rsid="00095223" officeooo:paragraph-rsid="00095223" style:font-weight-asian="normal" style:font-weight-complex="normal"/>
    </style:style>
    <style:style style:name="P71" style:family="paragraph" style:parent-style-name="Standard">
      <style:paragraph-properties fo:text-align="justify" style:justify-single-word="false" style:writing-mode="lr-tb"/>
      <style:text-properties officeooo:rsid="0007df5b" officeooo:paragraph-rsid="0007df5b"/>
    </style:style>
    <style:style style:name="P72" style:family="paragraph" style:parent-style-name="Standard">
      <style:text-properties officeooo:paragraph-rsid="0000a02c"/>
    </style:style>
    <style:style style:name="P73" style:family="paragraph" style:parent-style-name="Text_20_body">
      <style:paragraph-properties fo:text-align="justify" style:justify-single-word="false"/>
      <style:text-properties officeooo:rsid="00025ba3" officeooo:paragraph-rsid="0007df5b"/>
    </style:style>
    <style:style style:name="P74" style:family="paragraph" style:parent-style-name="Text_20_body" style:list-style-name="L7">
      <style:text-properties officeooo:paragraph-rsid="0000a02c"/>
    </style:style>
    <style:style style:name="P75" style:family="paragraph" style:parent-style-name="Text_20_body" style:list-style-name="L7">
      <style:text-properties officeooo:paragraph-rsid="00095223"/>
    </style:style>
    <style:style style:name="P76" style:family="paragraph" style:parent-style-name="Text_20_body">
      <style:text-properties officeooo:rsid="00095223" officeooo:paragraph-rsid="00095223"/>
    </style:style>
    <style:style style:name="P77" style:family="paragraph" style:parent-style-name="Text_20_body" style:list-style-name="L7">
      <style:text-properties officeooo:rsid="00095223" officeooo:paragraph-rsid="00095223"/>
    </style:style>
    <style:style style:name="P78" style:family="paragraph">
      <loext:graphic-properties draw:fill="solid" draw:fill-color="#000000"/>
    </style:style>
    <style:style style:name="P79" style:family="paragraph">
      <style:paragraph-properties fo:text-align="start" style:writing-mode="lr-tb"/>
    </style:style>
    <style:style style:name="P80" style:family="paragraph">
      <loext:graphic-properties draw:fill="none"/>
      <style:paragraph-properties fo:text-align="start"/>
      <style:text-properties fo:font-size="12pt" style:font-size-asian="12pt" style:font-size-complex="12pt"/>
    </style:style>
    <style:style style:name="P81" style:family="paragraph">
      <loext:graphic-properties draw:fill="none"/>
      <style:paragraph-properties fo:text-align="start"/>
      <style:text-properties fo:font-size="14.1000003814697pt" style:font-size-asian="14.1000003814697pt" style:font-size-complex="14.1000003814697pt"/>
    </style:style>
    <style:style style:name="P82" style:family="paragraph">
      <style:paragraph-properties fo:text-align="center" style:writing-mode="lr-tb"/>
    </style:style>
    <style:style style:name="P83" style:family="paragraph">
      <loext:graphic-properties draw:fill="none" draw:fill-color="#ffffff"/>
      <style:paragraph-properties fo:text-align="center"/>
    </style:style>
    <style:style style:name="P84" style:family="paragraph">
      <loext:graphic-properties draw:fill="solid" draw:fill-color="#622423"/>
    </style:style>
    <style:style style:name="T1" style:family="text">
      <style:text-properties fo:color="#000000" loext:opacity="100%" style:font-name="Times2" fo:font-size="14pt" fo:font-style="normal" fo:font-weight="bold" style:font-size-asian="14pt" style:font-style-asian="normal" style:font-weight-asian="bold"/>
    </style:style>
    <style:style style:name="T2" style:family="text">
      <style:text-properties fo:color="#000000" loext:opacity="100%" style:font-name="Times2" fo:font-size="14pt" fo:font-style="normal" fo:font-weight="bold" officeooo:rsid="00025ba3" style:font-size-asian="14pt" style:font-style-asian="normal" style:font-weight-asian="bold"/>
    </style:style>
    <style:style style:name="T3" style:family="text">
      <style:text-properties fo:color="#000000" loext:opacity="100%" style:font-name="Times2" fo:font-size="14pt" fo:font-style="normal" fo:font-weight="bold" style:font-size-asian="14pt" style:font-style-asian="normal" style:font-weight-asian="bold" style:font-size-complex="14pt"/>
    </style:style>
    <style:style style:name="T4" style:family="text">
      <style:text-properties fo:color="#000000" loext:opacity="100%" style:font-name="Times2" fo:font-size="14pt" fo:font-style="normal" fo:font-weight="bold" officeooo:rsid="0005b2c5" style:font-size-asian="14pt" style:font-style-asian="normal" style:font-weight-asian="bold" style:font-size-complex="14pt"/>
    </style:style>
    <style:style style:name="T5" style:family="text">
      <style:text-properties fo:color="#000000" loext:opacity="100%" style:font-name="Times2" fo:font-size="14pt" fo:font-style="normal" fo:font-weight="bold" officeooo:rsid="0007df5b" style:font-size-asian="14pt" style:font-style-asian="normal" style:font-weight-asian="bold" style:font-size-complex="14pt"/>
    </style:style>
    <style:style style:name="T6" style:family="text">
      <style:text-properties fo:color="#000000" loext:opacity="100%" style:font-name="Times2" fo:font-size="14pt" fo:font-style="normal" style:text-underline-style="none" fo:font-weight="bold" style:font-size-asian="14pt" style:font-style-asian="normal" style:font-weight-asian="bold" style:font-size-complex="10pt" style:font-weight-complex="bold"/>
    </style:style>
    <style:style style:name="T7" style:family="text">
      <style:text-properties fo:color="#000000" loext:opacity="100%" style:font-name="Times2" fo:font-size="14pt" fo:font-style="normal" style:text-underline-style="none" fo:font-weight="bold" officeooo:rsid="0007df5b" style:font-size-asian="14pt" style:font-style-asian="normal" style:font-weight-asian="bold" style:font-size-complex="10pt" style:font-weight-complex="bold"/>
    </style:style>
    <style:style style:name="T8" style:family="text">
      <style:text-properties fo:color="#000000" loext:opacity="100%" style:font-name="Times2" fo:font-size="14pt" fo:font-style="normal" style:text-underline-style="none" fo:font-weight="bold" style:font-size-asian="14pt" style:font-style-asian="normal" style:font-weight-asian="bold" style:font-size-complex="14pt" style:font-weight-complex="normal"/>
    </style:style>
    <style:style style:name="T9" style:family="text">
      <style:text-properties fo:color="#000000" loext:opacity="100%" style:font-name="Times2" fo:font-size="14pt" fo:font-style="normal" style:text-underline-style="none" fo:font-weight="bold" officeooo:rsid="00095223" style:font-size-asian="14pt" style:font-style-asian="normal" style:font-weight-asian="bold" style:font-size-complex="14pt" style:font-weight-complex="normal"/>
    </style:style>
    <style:style style:name="T10" style:family="text">
      <style:text-properties fo:color="#000000" loext:opacity="100%" style:font-name="Times2" fo:font-size="14pt" fo:font-style="normal" style:text-underline-style="none" fo:font-weight="bold" style:font-name-asian="DejaVu Sans" style:font-size-asian="14pt" style:font-style-asian="normal" style:font-weight-asian="bold" style:font-name-complex="Arial1" style:font-size-complex="10pt" style:font-weight-complex="bold"/>
    </style:style>
    <style:style style:name="T11" style:family="text">
      <style:text-properties fo:color="#000000" loext:opacity="100%" style:font-name="Times2" fo:font-size="14pt" fo:font-style="normal" style:text-underline-style="none" fo:font-weight="normal" style:font-size-asian="14pt" style:font-style-asian="normal" style:font-weight-asian="normal" style:font-size-complex="10pt" style:font-weight-complex="normal"/>
    </style:style>
    <style:style style:name="T12" style:family="text">
      <style:text-properties fo:color="#000000" loext:opacity="100%" style:font-name="Times2" fo:font-size="14pt" fo:font-style="normal" style:text-underline-style="none" fo:font-weight="normal" officeooo:rsid="0007df5b" style:font-size-asian="14pt" style:font-style-asian="normal" style:font-weight-asian="normal" style:font-size-complex="10pt" style:font-weight-complex="normal"/>
    </style:style>
    <style:style style:name="T13" style:family="text">
      <style:text-properties fo:color="#000000" loext:opacity="100%" style:font-name="Times2" fo:font-size="14pt" fo:font-style="normal" style:text-underline-style="none" fo:font-weight="normal" style:font-name-asian="DejaVu Sans" style:font-size-asian="14pt" style:font-style-asian="normal" style:font-weight-asian="normal" style:font-name-complex="Arial1" style:font-size-complex="10pt" style:font-weight-complex="normal"/>
    </style:style>
    <style:style style:name="T14" style:family="text">
      <style:text-properties fo:color="#000000" loext:opacity="100%" style:font-name="Times2" fo:font-size="14pt" fo:font-style="normal" style:text-underline-style="none" fo:font-weight="normal" fo:background-color="#ffffff" loext:char-shading-value="0" style:font-size-asian="14pt" style:font-style-asian="normal" style:font-weight-asian="normal" style:font-size-complex="10pt" style:font-weight-complex="normal"/>
    </style:style>
    <style:style style:name="T15" style:family="text">
      <style:text-properties fo:color="#000000" loext:opacity="100%" style:font-name="Times2" fo:font-size="14pt" fo:font-style="normal" style:text-underline-style="none" style:font-size-asian="14pt" style:font-style-asian="normal" style:font-size-complex="10pt"/>
    </style:style>
    <style:style style:name="T16" style:family="text">
      <style:text-properties fo:color="#000000" loext:opacity="100%" style:font-name="Times2" fo:font-size="14pt" fo:font-style="normal" style:text-underline-style="none" style:font-name-asian="DejaVu Sans" style:font-size-asian="14pt" style:font-style-asian="normal" style:font-name-complex="Arial1" style:font-size-complex="10pt"/>
    </style:style>
    <style:style style:name="T17" style:family="text">
      <style:text-properties fo:color="#000000" loext:opacity="100%" style:font-name="Times2" fo:font-size="12pt" fo:font-style="normal" fo:font-weight="normal" officeooo:rsid="000459fa" style:font-size-asian="12pt" style:font-style-asian="normal" style:font-weight-asian="normal" style:font-weight-complex="normal"/>
    </style:style>
    <style:style style:name="T18" style:family="text">
      <style:text-properties fo:color="#000000" loext:opacity="100%" style:font-name="Times2" fo:font-size="12pt" fo:font-style="normal" fo:font-weight="normal" officeooo:rsid="0005b2c5" style:font-size-asian="12pt" style:font-style-asian="normal" style:font-weight-asian="normal" style:font-weight-complex="normal"/>
    </style:style>
    <style:style style:name="T19" style:family="text">
      <style:text-properties fo:color="#000000" loext:opacity="100%" style:font-name="Times2" fo:font-size="12pt" fo:font-style="normal" style:text-underline-style="none" fo:font-weight="normal" style:font-size-asian="12pt" style:font-style-asian="normal" style:font-weight-asian="normal" style:font-size-complex="12pt" style:font-weight-complex="normal"/>
    </style:style>
    <style:style style:name="T20" style:family="text">
      <style:text-properties fo:color="#000000" loext:opacity="100%" style:font-name="Times2" fo:font-size="12pt" fo:font-style="normal" style:text-underline-style="none" fo:font-weight="normal" officeooo:rsid="0007df5b" style:font-size-asian="12pt" style:font-style-asian="normal" style:font-weight-asian="normal" style:font-size-complex="12pt" style:font-weight-complex="normal"/>
    </style:style>
    <style:style style:name="T21" style:family="text">
      <style:text-properties fo:color="#000000" loext:opacity="100%" style:font-name="Times2" fo:font-size="12pt" fo:font-style="normal" style:text-underline-style="none" fo:font-weight="bold" style:font-size-asian="12pt" style:font-style-asian="normal" style:font-weight-asian="bold" style:font-size-complex="12pt" style:font-weight-complex="bold"/>
    </style:style>
    <style:style style:name="T22" style:family="text">
      <style:text-properties fo:color="#000000" loext:opacity="100%" style:font-name="Times2" fo:font-size="12pt" fo:font-style="normal" style:text-underline-style="none" fo:font-weight="bold" officeooo:rsid="0007df5b" style:font-size-asian="12pt" style:font-style-asian="normal" style:font-weight-asian="bold" style:font-size-complex="12pt" style:font-weight-complex="bold"/>
    </style:style>
    <style:style style:name="T23" style:family="text">
      <style:text-properties fo:color="#000000" loext:opacity="100%" style:font-name="Times2" fo:font-size="12pt" fo:font-style="normal" style:text-underline-style="none" fo:font-weight="bold" fo:background-color="#ffffff" loext:char-shading-value="0" style:font-size-asian="12pt" style:font-style-asian="normal" style:font-weight-asian="bold" style:font-size-complex="12pt" style:font-weight-complex="bold"/>
    </style:style>
    <style:style style:name="T24" style:family="text">
      <style:text-properties fo:color="#000000" loext:opacity="100%" style:font-name="Times2" fo:font-size="12pt" fo:font-style="normal" style:text-underline-style="none" style:font-size-asian="12pt" style:font-style-asian="normal" style:font-size-complex="12pt"/>
    </style:style>
    <style:style style:name="T25" style:family="text">
      <style:text-properties fo:color="#000000" loext:opacity="100%" style:font-name="Times2" fo:font-size="12pt" fo:language="en" fo:country="GB" fo:font-style="normal" style:text-underline-style="none" fo:font-weight="bold" style:font-size-asian="12pt" style:font-style-asian="normal" style:font-weight-asian="bold" style:font-size-complex="12pt" style:font-weight-complex="bold"/>
    </style:style>
    <style:style style:name="T26" style:family="text">
      <style:text-properties fo:color="#000000" loext:opacity="100%" style:font-name="Times2" fo:font-style="normal" fo:font-weight="bold" style:font-style-asian="normal" style:font-weight-asian="bold"/>
    </style:style>
    <style:style style:name="T27" style:family="text">
      <style:text-properties fo:color="#000000" loext:opacity="100%" style:font-name="Times2" fo:font-style="normal" fo:font-weight="bold" officeooo:rsid="0005b2c5" style:font-style-asian="normal" style:font-weight-asian="bold"/>
    </style:style>
    <style:style style:name="T28" style:family="text">
      <style:text-properties fo:color="#000000" loext:opacity="100%" style:font-name="Times2" fo:font-style="normal" fo:font-weight="bold" officeooo:rsid="0007df5b" style:font-style-asian="normal" style:font-weight-asian="bold"/>
    </style:style>
    <style:style style:name="T29" style:family="text">
      <style:text-properties fo:color="#000000" loext:opacity="100%" style:font-name="Times2" fo:font-style="normal" fo:font-weight="bold" style:font-size-asian="14pt" style:font-style-asian="normal" style:font-weight-asian="bold"/>
    </style:style>
    <style:style style:name="T30" style:family="text">
      <style:text-properties fo:color="#000000" loext:opacity="100%" style:font-name="Times2" fo:font-style="normal" style:text-underline-style="none" fo:font-weight="normal" style:font-style-asian="normal" style:font-weight-asian="normal" style:font-weight-complex="normal"/>
    </style:style>
    <style:style style:name="T31" style:family="text">
      <style:text-properties fo:color="#000000" loext:opacity="100%" style:font-name="Times2" fo:font-style="normal" style:text-underline-style="none" fo:font-weight="normal" officeooo:rsid="0007df5b" style:font-style-asian="normal" style:font-weight-asian="normal" style:font-weight-complex="normal"/>
    </style:style>
    <style:style style:name="T32" style:family="text">
      <style:text-properties fo:color="#000000" loext:opacity="100%" style:font-name="Times2" fo:font-style="normal" style:text-underline-style="none" fo:font-weight="bold" style:font-style-asian="normal" style:font-weight-asian="bold" style:font-weight-complex="bold"/>
    </style:style>
    <style:style style:name="T33" style:family="text">
      <style:text-properties fo:color="#000000" loext:opacity="100%" style:font-name="Times2" fo:font-style="normal" style:text-underline-style="none" fo:font-weight="bold" officeooo:rsid="0007df5b" style:font-style-asian="normal" style:font-weight-asian="bold" style:font-weight-complex="bold"/>
    </style:style>
    <style:style style:name="T34" style:family="text">
      <style:text-properties fo:color="#000000" loext:opacity="100%" style:font-name="Times2" fo:font-style="normal" style:text-underline-style="none" style:font-style-asian="normal"/>
    </style:style>
    <style:style style:name="T35" style:family="text">
      <style:text-properties fo:color="#000000" loext:opacity="100%" fo:font-style="normal" style:text-underline-style="none" fo:font-weight="normal" style:font-style-asian="normal" style:font-weight-asian="normal" style:font-weight-complex="normal"/>
    </style:style>
    <style:style style:name="T36" style:family="text">
      <style:text-properties fo:color="#000000" loext:opacity="100%" fo:font-weight="bold" style:font-name-asian="DejaVu Sans" style:font-weight-asian="bold" style:font-name-complex="Arial1" style:font-weight-complex="bold"/>
    </style:style>
    <style:style style:name="T37" style:family="text">
      <style:text-properties fo:color="#000000" loext:opacity="100%" style:text-underline-style="solid" style:text-underline-width="auto" style:text-underline-color="font-color" fo:font-weight="bold" style:font-name-asian="DejaVu Sans" style:font-weight-asian="bold" style:font-name-complex="Arial1" style:font-weight-complex="bold"/>
    </style:style>
    <style:style style:name="T38" style:family="text">
      <style:text-properties fo:color="#000000" loext:opacity="100%" style:font-name-asian="DejaVu Sans" style:font-name-complex="Arial1"/>
    </style:style>
    <style:style style:name="T39" style:family="text">
      <style:text-properties fo:color="#000000" loext:opacity="100%" fo:language="en" fo:country="GB" style:text-underline-style="none" fo:font-weight="bold" style:font-name-asian="DejaVu Sans" style:font-weight-asian="bold" style:font-name-complex="Arial1" style:font-weight-complex="bold"/>
    </style:style>
    <style:style style:name="T40" style:family="text">
      <style:text-properties fo:color="#000000" loext:opacity="100%" style:text-underline-style="none" fo:font-weight="bold" style:font-name-asian="DejaVu Sans" style:font-weight-asian="bold" style:font-name-complex="Arial1" style:font-weight-complex="bold"/>
    </style:style>
    <style:style style:name="T41" style:family="text">
      <style:text-properties officeooo:rsid="00035bf4"/>
    </style:style>
    <style:style style:name="T42" style:family="text">
      <style:text-properties officeooo:rsid="000459fa"/>
    </style:style>
    <style:style style:name="T43" style:family="text">
      <style:text-properties fo:font-weight="bold" style:font-weight-asian="bold" style:font-weight-complex="bold"/>
    </style:style>
    <style:style style:name="T44" style:family="text">
      <style:text-properties fo:font-weight="bold" fo:background-color="#ffffff" loext:char-shading-value="0" style:font-size-asian="12pt" style:font-weight-asian="bold" style:font-weight-complex="bold"/>
    </style:style>
    <style:style style:name="T45" style:family="text">
      <style:text-properties officeooo:rsid="0005b2c5"/>
    </style:style>
    <style:style style:name="T46" style:family="text">
      <style:text-properties officeooo:rsid="0007df5b"/>
    </style:style>
    <style:style style:name="T47" style:family="text">
      <style:text-properties fo:font-size="10pt" style:font-size-asian="10pt" style:font-size-complex="10pt"/>
    </style:style>
    <style:style style:name="T48" style:family="text">
      <style:text-properties fo:language="en" fo:country="GB" style:font-name-complex="Arial1"/>
    </style:style>
    <style:style style:name="T49" style:family="text">
      <style:text-properties fo:language="en" fo:country="GB" fo:font-weight="bold" style:font-weight-asian="bold" style:font-name-complex="Arial1" style:font-weight-complex="bold"/>
    </style:style>
    <style:style style:name="T50" style:family="text">
      <style:text-properties fo:language="en" fo:country="GB" style:font-name-asian="DejaVu Sans" style:font-name-complex="Arial1"/>
    </style:style>
    <style:style style:name="T51" style:family="text">
      <style:text-properties fo:color="#0d0d0d" loext:opacity="100%" fo:background-color="#ffffff" loext:char-shading-value="0" style:font-name-complex="Arial1"/>
    </style:style>
    <style:style style:name="T52" style:family="text">
      <style:text-properties fo:color="#0d0d0d" loext:opacity="100%" style:font-name="Times2" fo:font-size="14pt" fo:font-style="normal" style:text-underline-style="none" fo:background-color="#ffffff" loext:char-shading-value="0" style:font-size-asian="14pt" style:font-style-asian="normal" style:font-name-complex="Arial1" style:font-size-complex="10pt"/>
    </style:style>
    <style:style style:name="T53" style:family="text">
      <style:text-properties fo:color="#0d0d0d" loext:opacity="100%" style:font-name="Times2" fo:font-size="14pt" fo:font-style="normal" style:text-underline-style="none" fo:font-weight="bold" fo:background-color="#ffffff" loext:char-shading-value="0" style:font-size-asian="14pt" style:font-style-asian="normal" style:font-weight-asian="bold" style:font-name-complex="Arial1" style:font-size-complex="10pt" style:font-weight-complex="bold"/>
    </style:style>
    <style:style style:name="T54" style:family="text">
      <style:text-properties fo:color="#0d0d0d" loext:opacity="100%" style:font-name="Times2" fo:font-style="normal" style:text-underline-style="none" fo:background-color="#ffffff" loext:char-shading-value="0" style:font-style-asian="normal" style:font-name-complex="Arial1"/>
    </style:style>
    <style:style style:name="T55" style:family="text">
      <style:text-properties style:font-name="Cambria Math" style:font-name-asian="DejaVu Sans" style:font-name-complex="Arial1"/>
    </style:style>
    <style:style style:name="T56" style:family="text">
      <style:text-properties fo:font-variant="small-caps" fo:color="#000000" loext:opacity="100%" style:font-name="Times2" fo:font-size="14pt" fo:font-style="normal" style:text-underline-style="none" fo:font-weight="bold" officeooo:rsid="0007df5b" style:font-size-asian="14pt" style:font-style-asian="normal" style:font-weight-asian="bold" style:font-size-complex="10pt" style:font-weight-complex="bold"/>
    </style:style>
    <style:style style:name="T57" style:family="text">
      <style:text-properties fo:font-size="12pt" style:font-size-asian="12pt" style:font-size-complex="12pt"/>
    </style:style>
    <style:style style:name="T58" style:family="text">
      <style:text-properties officeooo:rsid="00095223"/>
    </style:style>
    <style:style style:name="T59" style:family="text">
      <style:text-properties fo:font-weight="normal" style:font-weight-asian="normal"/>
    </style:style>
    <style:style style:name="T60" style:family="text">
      <style:text-properties fo:font-weight="normal" officeooo:rsid="00095223" style:font-weight-asian="normal"/>
    </style:style>
    <style:style style:name="T61" style:family="text">
      <style:text-properties fo:font-size="14pt" style:font-size-asian="14pt" style:font-size-complex="14pt"/>
    </style:style>
    <style:style style:name="T62" style:family="text">
      <style:text-properties fo:font-size="14pt" officeooo:rsid="00095223" style:font-size-asian="14pt" style:font-size-complex="14pt"/>
    </style:style>
    <style:style style:name="T63" style:family="text">
      <style:text-properties fo:font-size="14pt" fo:background-color="#ffffff" loext:char-shading-value="0" style:font-size-asian="14pt" style:font-size-complex="10pt"/>
    </style:style>
    <style:style style:name="T64" style:family="text">
      <style:text-properties fo:font-size="14pt" fo:font-weight="normal" fo:background-color="#ffffff" loext:char-shading-value="0" style:font-size-asian="14pt" style:font-weight-asian="normal" style:font-size-complex="10pt"/>
    </style:style>
    <style:style style:name="T65" style:family="text">
      <style:text-properties fo:color="#000000" loext:opacity="100%" style:font-name="Times" fo:font-size="12pt" fo:font-style="italic" fo:font-weight="bold" style:font-name-asian="Times" style:font-size-asian="12pt" style:font-style-asian="italic" style:font-weight-asian="bold" style:font-name-complex="Times" style:font-size-complex="12pt" style:font-style-complex="italic" style:font-weight-complex="bold"/>
    </style:style>
    <style:style style:name="T66" style:family="text">
      <style:text-properties fo:color="#000000" loext:opacity="100%" style:font-name="Times" fo:font-size="14.1000003814697pt" fo:font-weight="bold" style:font-name-asian="Times" style:font-size-asian="14.1000003814697pt" style:font-weight-asian="bold" style:font-name-complex="Times" style:font-size-complex="14.1000003814697pt" style:font-weight-complex="bold"/>
    </style:style>
    <style:style style:name="T67" style:family="text">
      <style:text-properties fo:color="#000000" loext:opacity="100%" style:font-name="Times" fo:font-size="16pt" fo:font-weight="bold" style:font-name-asian="Times" style:font-size-asian="16pt" style:font-weight-asian="bold" style:font-name-complex="Times" style:font-size-complex="16pt" style:font-weight-complex="bold"/>
    </style:style>
    <style:style style:name="T68" style:family="text">
      <style:text-properties fo:color="#000000" loext:opacity="100%" style:font-name="Times" fo:font-size="12pt" fo:font-weight="bold" style:font-name-asian="Times" style:font-size-asian="12pt" style:font-weight-asian="bold" style:font-name-complex="Times" style:font-size-complex="12pt" style:font-weight-complex="bold"/>
    </style:style>
    <style:style style:name="T69" style:family="text">
      <style:text-properties fo:color="#000000" loext:opacity="100%" style:font-name="Times" fo:font-size="9.89999961853027pt" fo:font-weight="normal" style:font-name-asian="Times" style:font-size-asian="9.89999961853027pt" style:font-weight-asian="normal" style:font-name-complex="Times" style:font-size-complex="9.89999961853027pt" style:font-weight-complex="normal"/>
    </style:style>
    <style:style style:name="T70" style:family="text">
      <style:text-properties fo:color="#000000" loext:opacity="100%" style:font-name="Times" fo:font-size="9.89999961853027pt" style:font-name-asian="Times" style:font-size-asian="9.89999961853027pt" style:font-name-complex="Times" style:font-size-complex="9.89999961853027pt"/>
    </style:style>
    <style:style style:name="T71" style:family="text">
      <style:text-properties fo:color="#000000" loext:opacity="100%" style:font-name="Times" fo:font-size="12pt" fo:font-weight="normal" style:font-name-asian="Times" style:font-size-asian="12pt" style:font-weight-asian="normal" style:font-name-complex="Times" style:font-size-complex="12pt" style:font-weight-complex="normal"/>
    </style:style>
    <style:style style:name="T72" style:family="text">
      <style:text-properties fo:color="#000000" loext:opacity="100%" style:font-name="Times" fo:font-size="9pt" fo:font-weight="bold" style:font-name-asian="Times" style:font-size-asian="9pt" style:font-weight-asian="bold" style:font-name-complex="Times" style:font-size-complex="9pt"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fo:margin-top="0in" fo:margin-bottom="0in" style:vertical-pos="from-top" style:horizontal-pos="from-left" style:horizontal-rel="paragraph-content" draw:ole-draw-aspect="1"/>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consecutive-numbering="true">
      <text:list-level-style-number text:level="1" text:style-name="Bullet_20_Symbols" loext:num-list-format="2.%1%" style:num-prefix="2." style:num-format="1" text:start-value="5">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consecutive-numbering="true">
      <text:list-level-style-number text:level="1" text:style-name="Bullet_20_Symbols" loext:num-list-format="3.%1%" style:num-prefix="3."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consecutive-numbering="true">
      <text:list-level-style-number text:level="1" text:style-name="Bullet_20_Symbols" loext:num-list-format="[%1%]" style:num-prefix="["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marker-start="" draw:marker-end="" draw:fill="solid" draw:fill-color="#00000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2008in" fo:min-width="0.7992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2354in" fo:min-width="2.778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88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text:anchor-type="paragraph" draw:z-index="16" draw:name="Text Frame 1" draw:style-name="gr4" draw:text-style-name="P83" svg:width="8.0453in" svg:height="2.887in" svg:x="0.0909in" svg:y="0.1161in"><draw:text-box><text:p text:style-name="P82"><text:span text:style-name="T67">Une vue d'ensemble sur diverses Mesures de Test Orientées Objet.</text:span></text:p><text:p text:style-name="P79"><text:span text:style-name="T68"/></text:p><text:p text:style-name="P82"><text:span text:style-name="T68">* Kara Nabiul, ** Hadj-Arab Adel, *** Benalia Mohamed </text:span></text:p><text:p text:style-name="P82"><text:span text:style-name="T68">* Rachedi Abderahman, ** Kecira Abdraouf, *** <text:s/>Bechar Walid </text:span></text:p><text:p text:style-name="P79"><text:span text:style-name="T69"><text:s/></text:span><text:span text:style-name="T69"><text:tab/></text:span><text:span text:style-name="T69"><text:tab/></text:span><text:span text:style-name="T69"><text:tab/></text:span><text:span text:style-name="T69"><text:tab/></text:span></text:p><text:p text:style-name="P82"><text:span text:style-name="T69">*Project pulirdisiplinaire 10, Deptt informatique, <text:s/>USTHB, l’hind</text:span></text:p><text:p text:style-name="P79"><text:span text:style-name="T68"><text:tab/></text:span><text:span text:style-name="T68"><text:tab/></text:span></text:p><text:p text:style-name="P79"><text:span text:style-name="T68"><text:tab/></text:span><text:span text:style-name="T68">Abstract:</text:span><text:span text:style-name="T70"> Ce document présente les différents types de mesures de test utilisées dans les environnements orientés objet.</text:span></text:p><text:p text:style-name="P79"><text:span text:style-name="T70"><text:tab/></text:span><text:span text:style-name="T70"><text:tab/></text:span><text:span text:style-name="T70"> </text:span><text:span text:style-name="T70">Nous croyons que ces métriques ont des implications significatives dans la conception de produits logiciels de haute qualité,</text:span></text:p><text:p text:style-name="P79"><text:span text:style-name="T70"><text:s/></text:span><text:span text:style-name="T70"><text:tab/></text:span><text:span text:style-name="T70"> </text:span><text:span text:style-name="T70">robustes et maintenables. Les résultats peuvent être d'une grande assistance pour les ingénieurs qualité dans le choix des </text:span></text:p><text:p text:style-name="P79"><text:span text:style-name="T70"><text:s/></text:span><text:span text:style-name="T70"><text:tab/></text:span><text:span text:style-name="T70"> </text:span><text:span text:style-name="T70">bonnes métriques sur lesquelles baser leurs tests.</text:span></text:p><text:p text:style-name="P79"><text:span text:style-name="T68"/></text:p><text:p text:style-name="P79"><text:span text:style-name="T68"><text:tab/></text:span><text:span text:style-name="T68"><text:tab/></text:span><text:span text:style-name="T68">Mots-Cles: </text:span><text:span text:style-name="T71">Métriques de test orientées objet, programmation orientée objet, tests logiciels.</text:span><text:span text:style-name="T72"> </text:span></text:p><text:p text:style-name="P82"><text:span text:style-name="T71">Publie le: 0.00.0000 </text:span></text:p><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raw:polygon text:anchor-type="paragraph" draw:z-index="39" draw:name="Polygon 4 corners 4" draw:style-name="gr1" draw:text-style-name="P78" svg:width="6.5398in" svg:height="0.0067in" svg:x="0.7354in" svg:y="0.048in" svg:viewBox="0 0 16612 18" draw:points="0,18 16612,18 16612,0 0,0"><text:p/></draw:polygon></text:p>
      <text:p text:style-name="P25">1. <text:s/>Introduction </text:p>
      <text:p text:style-name="P73"><text:s/>Les métriques présentées dans cet article sont des métriques de test orientées objet. Le but de cet article n'est pas de mentionner toutes les métriques existantes ou de présenter entièrement les métriques mentionnées, mais de sensibiliser le lecteur à leur existence et d'offrir des références pour des lectures complémentaires. L'objectif de ce travail est de présenter une large revue de la littérature existante sur les mesures de test OO, L'objectif des métriques examinées proposées pour les systèmes OO est de se concentrer sur les métriques de produit pouvant être appliquées à une conception avancée ou au code. Plusieurs auteurs ont formulé leurs suggestions qui doivent être prises en compte lors de la définition des métriques pour les logiciels. Les métriques doivent être définies en poursuivant un objectif clair et leur calcul doit être facile, il est préférable que leur extraction soit automatisée par un outil. L'objectif de ce travail est de fournir aux chercheurs un aperçu de l'état actuel des métriques pour la programmation orientée objet, en mettant l'accent sur les forces et les faiblesses de chaque proposition existante. Ainsi, les chercheurs peuvent avoir une vue d'ensemble approfondie du travail déjà accompli et de celui qui reste à réaliser dans le domaine des métriques de test pour la programmation orientée objet.</text:p>
      <text:p text:style-name="P18"><text:span text:style-name="T1">2. Metrics </text:span><text:span text:style-name="T2">de Test </text:span><text:span text:style-name="T1">Object-Oriented </text:span></text:p>
      <text:p text:style-name="P5"><text:s/>Nous allons maintenant présenter les propositions de métriques qui illustre<text:span text:style-name="T46">nt au mieux</text:span> le contexte actuel des métriques de test pour la programmation orientée objet.</text:p>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
      <text:p text:style-name="P6"/>
      <text:p text:style-name="P6"/>
      <text:p text:style-name="P6"/>
      <text:p text:style-name="P6"/>
      <text:list text:style-name="L1">
        <text:list-header>
          <text:p text:style-name="P36"><text:span text:style-name="T3"/></text:p>
        </text:list-header>
      </text:list>
      <text:p text:style-name="P8"><text:span text:style-name="T3">2.1 Number </text:span><text:span text:style-name="T5">O</text:span><text:span text:style-name="T3">f </text:span><text:span text:style-name="T5">O</text:span><text:span text:style-name="T3">verriden </text:span><text:span text:style-name="T5">M</text:span><text:span text:style-name="T3">ethods (NORM):</text:span></text:p>
      <text:p text:style-name="P19"><text:s/>Elle permet de calculer le nombre de méthodes</text:p>
      <text:p text:style-name="P20"><text:span text:style-name="T17">surchargées</text:span>, pour une classe donnée.</text:p>
      <text:p text:style-name="P20"/>
      <text:p text:style-name="P20"><text:span text:style-name="T43">Méthode de calcul:</text:span> </text:p>
      <text:p text:style-name="P20"><text:s/>.c: une classe,</text:p>
      <text:p text:style-name="P20"><text:span text:style-name="T42"><text:s/>.SURc: l’ensemble des méthodes </text:span><text:span text:style-name="T17">surchargées de c.</text:span></text:p>
      <text:p text:style-name="P20"><text:s text:c="3"/></text:p>
      <text:p text:style-name="P20"><text:tab/>La valeur de la métrique NO<text:span text:style-name="T42">RM </text:span>pour la classe c sera donnée par la cardinalité de l’ensemble <text:span text:style-name="T42">SURc</text:span>.</text:p>
      <text:p text:style-name="P21">Ce calcul est défini par l’équation suivante :</text:p>
      <text:p text:style-name="P21"/>
      <text:p text:style-name="P21"><text:s/><draw:frame draw:style-name="fr1" draw:name="Object1" text:anchor-type="as-char" svg:y="-0.152in" svg:width="1.2909in" svg:height="0.2138in" draw:z-index="18"><draw:object xlink:href="./Object 1" xlink:type="simple" xlink:show="embed" xlink:actuate="onLoad"/><draw:image xlink:href="./ObjectReplacements/Object 1" xlink:type="simple" xlink:show="embed" xlink:actuate="onLoad"/></draw:frame><text:s text:c="2"/></text:p>
      <text:p text:style-name="P21"/>
      <text:p text:style-name="P12">Impact :</text:p>
      <text:p text:style-name="P21">-Un NORM élevé peut signaler une complexité accrue et une maintenance difficile, tandis qu'un NORM bas peut indiquer une conception plus simple mais potentiellement moins flexible.</text:p>
      <text:p text:style-name="P21"/>
      <text:p text:style-name="P27"><text:span text:style-name="T26">2.</text:span><text:span text:style-name="T27">2</text:span><text:span text:style-name="T26"> <text:s/>Number </text:span><text:span text:style-name="T28">O</text:span><text:span text:style-name="T26">f </text:span><text:span text:style-name="T28">I</text:span><text:span text:style-name="T26">nherited </text:span><text:span text:style-name="T28">M</text:span><text:span text:style-name="T26">ethods (NM</text:span><text:span text:style-name="T27">I</text:span><text:span text:style-name="T26">):</text:span></text:p>
      <text:p text:style-name="P21"><text:s/>Cette métrique mesure le nombre de méthodes héritées par une sous-classe. Aucune mention n'est faite quant à savoir si cette héritage est public ou privé. Dans un langage tel que C++, nous devons considérer la possibilité que l'héritage soit privé. Ainsi, toute classe utilisant des méthodes d'une sous-classe n'aurait pas nécessairement accès à toutes les méthodes héritées.</text:p>
      <text:p text:style-name="P23"><text:span text:style-name="T43">Méthode de calcul:</text:span> </text:p>
      <text:p text:style-name="P23"><text:s/>.c: une classe, <text:span text:style-name="T45">C: superclasse de c.</text:span></text:p>
      <text:p text:style-name="P23"><text:span text:style-name="T42"><text:s/>.</text:span><text:span text:style-name="T45">MET</text:span><text:span text:style-name="T42">c: l’ensemble des méthodes </text:span><text:span text:style-name="T17">de c.</text:span></text:p>
      <text:p text:style-name="P23"><text:s/><text:span text:style-name="T42">.</text:span><text:span text:style-name="T45">METC</text:span><text:span text:style-name="T42">: l’ensemble des méthodes </text:span><text:span text:style-name="T17">de </text:span><text:span text:style-name="T18">C</text:span><text:span text:style-name="T17">.</text:span></text:p>
      <text:p text:style-name="P23"><text:tab/>La valeur de la métrique <text:span text:style-name="T45">NMI</text:span><text:span text:style-name="T42"> </text:span>pour la classe c sera donnée par <text:span text:style-name="T45">la cardinalité de l’intersection de</text:span> l’ensemble <text:span text:style-name="T45">MET</text:span><text:span text:style-name="T42">c </text:span><text:span text:style-name="T45">et METC</text:span></text:p>
      <text:p text:style-name="P23">Ce calcul est défini par l’équation suivante :</text:p>
      <text:p text:style-name="P23"/>
      <text:p text:style-name="P23"><text:soft-page-break/><text:s/><draw:frame draw:style-name="fr1" draw:name="Object2" text:anchor-type="as-char" svg:y="-0.152in" svg:width="1.7409in" svg:height="0.2138in" draw:z-index="19"><draw:object xlink:href="./Object 2" xlink:type="simple" xlink:show="embed" xlink:actuate="onLoad"/><draw:image xlink:href="./ObjectReplacements/Object 2" xlink:type="simple" xlink:show="embed" xlink:actuate="onLoad"/><svg:desc>formula</svg:desc></draw:frame></text:p>
      <text:p text:style-name="P13">Impact :</text:p>
      <text:p text:style-name="P21">-Un NMI élevé peut indiquer une forte dépendance sur les méthodes héritées, ce qui peut rendre le code plus complexe et difficile à maintenir <text:span text:style-name="T45">(encapssulation fragile dans le cas d’heritage privee)</text:span>.</text:p>
      <text:p text:style-name="P16">-Un NMI élevé peut également indiquer une bonne réutilisabilité du code, car les méthodes héritées peuvent être utilisées dans plusieurs parties du programme.</text:p>
      <text:p text:style-name="P16"><text:span text:style-name="T3"/></text:p>
      <text:p text:style-name="P9"><text:span text:style-name="T3">2.</text:span><text:span text:style-name="T4">3</text:span><text:span text:style-name="T3"> Number </text:span><text:span text:style-name="T5">O</text:span><text:span text:style-name="T3">f Methods Added </text:span><text:span text:style-name="T5">T</text:span><text:span text:style-name="T3">o Inheritance (NMA):</text:span></text:p>
      <text:p text:style-name="P21"><text:s/>Une méthode est définie comme une méthode ajoutée dans une sous-classe s'il n'existe aucune méthode du même nom dans aucune de ses superclasses.</text:p>
      <text:p text:style-name="P23"><text:span text:style-name="T43">Méthode de calcul:</text:span> </text:p>
      <text:p text:style-name="P23"><text:s/>.c: une classe, <text:span text:style-name="T45">C: superclasse de c.</text:span></text:p>
      <text:p text:style-name="P23"><text:span text:style-name="T42"><text:s/>.</text:span><text:span text:style-name="T45">MET</text:span><text:span text:style-name="T42">c: l’ensemble des méthodes </text:span><text:span text:style-name="T17">de c.</text:span></text:p>
      <text:p text:style-name="P23"><text:s/><text:span text:style-name="T42">.</text:span><text:span text:style-name="T45">METC</text:span><text:span text:style-name="T42">: l’ensemble des méthodes </text:span><text:span text:style-name="T17">de </text:span><text:span text:style-name="T18">C</text:span><text:span text:style-name="T17">.</text:span></text:p>
      <text:p text:style-name="P23"><text:tab/>La valeur de la métrique <text:span text:style-name="T45">NMA</text:span><text:span text:style-name="T42"> </text:span>pour la classe c sera donnée par <text:span text:style-name="T45">la cardinalité de la difference entre METc et l’intersection de</text:span> l’ensemble <text:span text:style-name="T45">MET</text:span><text:span text:style-name="T42">c </text:span><text:span text:style-name="T45">et METC</text:span></text:p>
      <text:p text:style-name="P23">Ce calcul est défini par l’équation suivante :</text:p>
      <text:p text:style-name="P23"/>
      <text:p text:style-name="P23"><text:s/><draw:frame draw:style-name="fr1" draw:name="Object3" text:anchor-type="as-char" svg:y="-0.152in" svg:width="2.3299in" svg:height="0.2138in" draw:z-index="20"><draw:object xlink:href="./Object 3" xlink:type="simple" xlink:show="embed" xlink:actuate="onLoad"/><draw:image xlink:href="./ObjectReplacements/Object 3" xlink:type="simple" xlink:show="embed" xlink:actuate="onLoad"/><svg:desc>formula</svg:desc></draw:frame></text:p>
      <text:p text:style-name="P13">Impact :</text:p>
      <text:p text:style-name="P23"><text:span text:style-name="T45">-Un NMI élevé</text:span> peut contribuer à une meilleure spécialisation et à une extension des fonctionnalités, mais il peut également augmenter la complexité et les risques associés à la modification et à la maintenance du code.</text:p>
      <text:p text:style-name="P21"/>
      <text:p text:style-name="P27"><text:span text:style-name="T26">2.</text:span><text:span text:style-name="T27">4 Specialization Index</text:span><text:span text:style-name="T26"> (SIX). [Lorenz and Kidd, 1994]</text:span></text:p>
      <text:p text:style-name="P22"><text:s/>L'indice de spécialisation mesure dans quelle mesure les sous-classes remplacent le comportement de leurs superclasses.</text:p>
      <text:list text:style-name="L2">
        <text:list-header>
          <text:p text:style-name="P37"><text:span text:style-name="T21">Méthode de calcul:</text:span><text:span text:style-name="T11"><text:tab/> </text:span></text:p>
        </text:list-header>
      </text:list>
      <text:p text:style-name="P23"><text:s/>.c: une classe, <text:span text:style-name="T45">H(c): la position de c dans l’h</text:span>iérarchie</text:p>
      <text:p text:style-name="P30">d’heritage.</text:p>
      <text:p text:style-name="P23"><text:span text:style-name="T42"><text:s/>.</text:span>MET<text:span text:style-name="T42">c: l’ensemble des méthodes </text:span><text:span text:style-name="T17">de c.</text:span></text:p>
      <text:p text:style-name="P23"><text:span text:style-name="T42"><text:s/>.</text:span><text:span text:style-name="T45">NORM(</text:span><text:span text:style-name="T42">c</text:span><text:span text:style-name="T45">)</text:span><text:span text:style-name="T42">: </text:span><text:span text:style-name="T45">nombre de methode surhcage de c.</text:span><text:span text:style-name="T42"> </text:span></text:p>
      <text:p text:style-name="P23"><text:span text:style-name="T45">Il </text:span>est défini par l’équation suivante :</text:p>
      <text:p text:style-name="P21"/>
      <text:p text:style-name="P21"><text:s/><draw:frame draw:style-name="fr1" draw:name="Object4" text:anchor-type="as-char" svg:y="-0.261in" svg:width="1.8299in" svg:height="0.4126in" draw:z-index="21"><draw:object xlink:href="./Object 4" xlink:type="simple" xlink:show="embed" xlink:actuate="onLoad"/><draw:image xlink:href="./ObjectReplacements/Object 4" xlink:type="simple" xlink:show="embed" xlink:actuate="onLoad"/><svg:desc>formula</svg:desc></draw:frame></text:p>
      <text:p text:style-name="P13">Impact :</text:p>
      <text:p text:style-name="P23">-Le SIX peut indiquer qu'il y a un excès de méthodes surchargées, ce qui pourrait signifier que l'abstraction initiale n'était peut-être pas appropriée. <text:span text:style-name="T45">(</text:span>qualité de la sous-classification<text:span text:style-name="T45">)</text:span></text:p>
      <text:p text:style-name="P16">-L&amp;K suggèrent une valeur de 15% pour aider à identifier les classes pour lesquelles une action corrective pourrait être appropriée.</text:p>
      <text:p text:style-name="P16"><text:span text:style-name="T29"/></text:p>
      <text:list text:continue-numbering="true" text:style-name="L2">
        <text:list-item>
          <text:p text:style-name="P37" loext:marker-style-name="T43"><text:span text:style-name="T6">Method Inheritance Factor (MIF):</text:span></text:p>
          <text:p text:style-name="P37"><text:span text:style-name="T12"><text:s/></text:span><text:span text:style-name="T20">C</text:span><text:span text:style-name="T19">'est une métrique de niveau système qui est le quotient de la somme des méthodes hérité dans chaque classe du système sur la somme des méthodes total (déclaré + hérité) de chaque classe du système.</text:span></text:p>
          <text:p text:style-name="P37"><text:span text:style-name="T43">Méthode de calcul:</text:span> <draw:frame draw:style-name="fr3" draw:name="Object5" text:anchor-type="as-char" svg:width="1.8252in" svg:height="0.922in" draw:z-index="23"><draw:object xlink:href="./Object 5" xlink:type="simple" xlink:show="embed" xlink:actuate="onLoad"/><draw:image xlink:href="./ObjectReplacements/Object 5" xlink:type="simple" xlink:show="embed" xlink:actuate="onLoad"/><svg:desc>formula</svg:desc></draw:frame><text:tab/><text:span text:style-name="T47">tel que :</text:span><text:span text:style-name="T15"> <text:tab/></text:span><draw:frame draw:style-name="fr3" draw:name="Object6" text:anchor-type="as-char" svg:width="2.3902in" svg:height="0.2193in" draw:z-index="24"><draw:object xlink:href="./Object 6" xlink:type="simple" xlink:show="embed" xlink:actuate="onLoad"/><draw:image xlink:href="./ObjectReplacements/Object 6" xlink:type="simple" xlink:show="embed" xlink:actuate="onLoad"/><svg:desc>formula</svg:desc></draw:frame></text:p>
          <text:p text:style-name="P37"><text:span text:style-name="T11"/></text:p>
        </text:list-item>
        <text:list-item>
          <text:p text:style-name="P67" loext:marker-style-name="T43"><text:span text:style-name="T6">Number of Public Methods Defined (PMd):</text:span></text:p>
          <text:p text:style-name="P37"><text:span text:style-name="T12"><text:s/></text:span><text:span text:style-name="T20">C</text:span><text:span text:style-name="T19">'est une métrique de niveau classe qui retourne la somme de toutes les méthodes publiques déclaré par une classe donnée.</text:span></text:p>
          <text:p text:style-name="P43" loext:marker-style-name="T15"/>
        </text:list-item>
        <text:list-item>
          <text:p text:style-name="P68" loext:marker-style-name="T43"><text:span text:style-name="T6">Number of Public Methods inherited (NPMi) :</text:span></text:p>
          <text:p text:style-name="P61"><text:span text:style-name="T31"><text:s/>C</text:span><text:span text:style-name="T30">'est une métrique de niveau héritage qui retourne la somme de toutes les méthodes publiques hérite par la classe parent d'une classe donnée.</text:span></text:p>
          <text:p text:style-name="P53" loext:marker-style-name="T15"/>
        </text:list-item>
        <text:list-item>
          <text:p text:style-name="P40" loext:marker-style-name="T43"><text:span text:style-name="T6">Public Methods Ratio (PMR) :</text:span></text:p>
          <text:p text:style-name="P61"><text:span text:style-name="T31"><text:s/>C</text:span><text:span text:style-name="T30">'est une métrique de niveau classe qui retourne le quotient du nombre de méthodes publique sur le nombre de méthode globale de la classe</text:span></text:p>
          <text:p text:style-name="P37"><text:span text:style-name="T11"/></text:p>
        </text:list-item>
        <text:list-item>
          <text:p text:style-name="P40" loext:marker-style-name="T43"><text:span text:style-name="T6">Inherited Methods Ratio (IMR) :</text:span></text:p>
          <text:p text:style-name="P37"><text:span text:style-name="T12"><text:s/></text:span><text:span text:style-name="T20">C</text:span><text:span text:style-name="T19">'est une métrique de niveau classe qui retourne le quotient du nombre de méthodes hérité sur le nombre de méthode globale de la classe</text:span></text:p>
          <text:p text:style-name="P44">Méthode de calcul:</text:p>
          <text:p text:style-name="P37"><text:span text:style-name="T11"><text:s/></text:span><draw:frame draw:style-name="fr3" draw:name="Object7" text:anchor-type="as-char" svg:width="2.3339in" svg:height="0.3937in" draw:z-index="25"><draw:object xlink:href="./Object 7" xlink:type="simple" xlink:show="embed" xlink:actuate="onLoad"/><draw:image xlink:href="./ObjectReplacements/Object 7" xlink:type="simple" xlink:show="embed" xlink:actuate="onLoad"/><svg:desc>formula</svg:desc></draw:frame></text:p>
        </text:list-item>
        <text:list-item>
          <text:p text:style-name="P40" loext:marker-style-name="T43"><text:span text:style-name="T6">Method Hidden Factor (MHF) :</text:span></text:p>
          <text:p text:style-name="P37"><text:span text:style-name="T12"><text:s/></text:span><text:span text:style-name="T20">C</text:span><text:span text:style-name="T19">'est une métrique de niveau système qui est le quotient de la somme des méthodes cachée dans chaque classe du système sur la somme des méthodes déclaré de chaque classe du système. Une méthode chachée est une méthode privée.</text:span></text:p>
          <text:p text:style-name="P37"><text:soft-page-break/><text:span text:style-name="T21">Méthode de calcul:</text:span><text:span text:style-name="T11"><text:tab/> </text:span><text:s/><draw:frame draw:style-name="fr3" draw:name="Object8" text:anchor-type="as-char" svg:width="1.828in" svg:height="0.922in" draw:z-index="26"><draw:object xlink:href="./Object 8" xlink:type="simple" xlink:show="embed" xlink:actuate="onLoad"/><draw:image xlink:href="./ObjectReplacements/Object 8" xlink:type="simple" xlink:show="embed" xlink:actuate="onLoad"/><svg:desc>formula</svg:desc></draw:frame><text:tab/> <text:s text:c="4"/><text:span text:style-name="T57">tel que :</text:span></text:p>
          <text:p text:style-name="P31"><text:span text:style-name="TITRE_20_Char"><text:span text:style-name="T35"><text:s/></text:span></text:span><draw:frame draw:style-name="fr3" draw:name="Object9" text:anchor-type="as-char" svg:width="2.2638in" svg:height="0.2193in" draw:z-index="27"><draw:object xlink:href="./Object 9" xlink:type="simple" xlink:show="embed" xlink:actuate="onLoad"/><draw:image xlink:href="./ObjectReplacements/Object 9" xlink:type="simple" xlink:show="embed" xlink:actuate="onLoad"/><svg:desc>formula</svg:desc></draw:frame></text:p>
          <text:p text:style-name="P31"><text:span text:style-name="T11"/></text:p>
        </text:list-item>
        <text:list-item>
          <text:p text:style-name="P68"><text:span text:style-name="T6"><text:s/>Number of Hidden Methods defined(NHMd) :</text:span><text:span text:style-name="T11"> </text:span></text:p>
          <text:p text:style-name="P37"><text:span text:style-name="T12"><text:s/></text:span><text:span text:style-name="T20">C</text:span><text:span text:style-name="T19">'est une métrique de niveau classe qui retourne la somme de toutes les méthodes cachées déclaré par une classe donnée.</text:span></text:p>
          <text:p text:style-name="P53" loext:marker-style-name="T15"/>
        </text:list-item>
        <text:list-item>
          <text:p text:style-name="P67" loext:marker-style-name="T43"><text:span text:style-name="T6">Number of Hidden Methods inherited (NHMi) :</text:span></text:p>
          <text:p text:style-name="P61"><text:span text:style-name="T31"><text:s/>C</text:span><text:span text:style-name="T30">'est une métrique de niveau héritage qui retourne la somme de toutes la méthode cachée hérite par la classe parent d'une classe donnée.</text:span></text:p>
        </text:list-item>
        <text:list-item>
          <text:p text:style-name="P64"><text:span text:style-name="T32">Coupling factor :</text:span><text:span text:style-name="T30"> </text:span></text:p>
          <text:p text:style-name="P49"><text:s/>CF est défini comme le rapport entre le nombre maximal possible de couplages dans le système et le nombre réel de couplages non imputables à l'héritage. Autrement dit, cette métrique compte le nombre de communications entre classes. </text:p>
          <text:p text:style-name="P37"><text:span text:style-name="T25"/></text:p>
          <text:p text:style-name="P37"><text:span text:style-name="T25">Méthode de calcul: </text:span><text:span text:style-name="T48"><text:s/></text:span><draw:frame draw:style-name="fr3" draw:name="Object10" text:anchor-type="as-char" svg:width="1.3437in" svg:height="0.6811in" draw:z-index="28"><draw:object xlink:href="./Object 10" xlink:type="simple" xlink:show="embed" xlink:actuate="onLoad"/><draw:image xlink:href="./ObjectReplacements/Object 10" xlink:type="simple" xlink:show="embed" xlink:actuate="onLoad"/><svg:desc>formula</svg:desc></draw:frame></text:p>
          <text:p text:style-name="P33" loext:marker-style-name="T48"/>
          <text:list>
            <text:list-header>
              <text:p text:style-name="P32" loext:marker-style-name="T48"><text:span text:style-name="T36">où</text:span><text:span text:style-name="T39"> </text:span><text:span text:style-name="T48">: </text:span><draw:frame draw:style-name="fr3" draw:name="Object11" text:anchor-type="as-char" svg:width="1.4382in" svg:height="0.4437in" draw:z-index="29"><draw:object xlink:href="./Object 11" xlink:type="simple" xlink:show="embed" xlink:actuate="onLoad"/><draw:image xlink:href="./ObjectReplacements/Object 11" xlink:type="simple" xlink:show="embed" xlink:actuate="onLoad"/><svg:desc>formula</svg:desc></draw:frame></text:p>
              <text:p text:style-name="P34" loext:marker-style-name="T48"><text:span text:style-name="T51"/></text:p>
              <text:p text:style-name="P34" loext:marker-style-name="T48"><text:span text:style-name="T51">La relation client-fournisseur (Cc =&gt; Cs) </text:span></text:p>
              <text:p text:style-name="P34" loext:marker-style-name="T48"><text:span text:style-name="T51">signifie que la classe cliente, Cc, contient au moins <text:s text:c="5"/>une référence non héritée à une fonctionnalité de la classe fournisseur, Cs.</text:span></text:p>
              <text:p text:style-name="P62" loext:marker-style-name="T51"><text:span text:style-name="T54">TC = Nombre total de classes dans le système en question.</text:span></text:p>
            </text:list-header>
          </text:list>
          <text:p text:style-name="P53" loext:marker-style-name="T15"/>
        </text:list-item>
        <text:list-item>
          <text:p text:style-name="P37" loext:marker-style-name="T43"><text:span text:style-name="T6">Polymorphism Factor </text:span><text:span text:style-name="T7">(PF)</text:span><text:span text:style-name="T6">:<text:tab/></text:span></text:p>
          <text:p text:style-name="P37" loext:marker-style-name="T43"><text:span text:style-name="T6"><text:s/></text:span><text:span text:style-name="T11">PF est défini comme le rapport entre le nombre réel de situations polymorphiques différentes possibles pour la classe Ci et le nombre maximum de situations polymorphiques distinctes possibles pour la classe Ci.<text:tab/></text:span></text:p>
          <text:p text:style-name="P37"><text:span text:style-name="T11"><text:s/>PF est le nombre de méthodes qui redéfinissent des méthodes héritées, divisé par le nombre </text:span><text:span text:style-name="T19">maximum de situations polymorphiques distinctes possibles. Top of Form </text:span></text:p>
          <text:p text:style-name="P37"><text:span text:style-name="T23">Méthode de calcul:</text:span><text:span text:style-name="T14"> </text:span></text:p>
          <text:list>
            <text:list-header>
              <text:p text:style-name="P37"><text:span text:style-name="T49"><text:s/></text:span><text:span text:style-name="T48">PF = </text:span><draw:frame draw:style-name="fr3" draw:name="Object12" text:anchor-type="as-char" svg:width="1.3772in" svg:height="0.922in" draw:z-index="30"><draw:object xlink:href="./Object 12" xlink:type="simple" xlink:show="embed" xlink:actuate="onLoad"/><draw:image xlink:href="./ObjectReplacements/Object 12" xlink:type="simple" xlink:show="embed" xlink:actuate="onLoad"/><svg:desc>formula</svg:desc></draw:frame></text:p>
              <text:p text:style-name="P37"><text:span text:style-name="T36">où</text:span><text:span text:style-name="T48"> : </text:span><draw:frame draw:style-name="fr3" draw:name="Object13" text:anchor-type="as-char" svg:width="1.6744in" svg:height="0.2319in" draw:z-index="31"><draw:object xlink:href="./Object 13" xlink:type="simple" xlink:show="embed" xlink:actuate="onLoad"/><draw:image xlink:href="./ObjectReplacements/Object 13" xlink:type="simple" xlink:show="embed" xlink:actuate="onLoad"/><svg:desc>formula</svg:desc></draw:frame></text:p>
              <text:p text:style-name="P37"><text:span text:style-name="T50">Et : <text:s/></text:span><draw:frame draw:style-name="fr3" draw:name="Object14" text:anchor-type="as-char" svg:width="2.6417in" svg:height="0.2319in" draw:z-index="32"><draw:object xlink:href="./Object 14" xlink:type="simple" xlink:show="embed" xlink:actuate="onLoad"/><draw:image xlink:href="./ObjectReplacements/Object 14" xlink:type="simple" xlink:show="embed" xlink:actuate="onLoad"/><svg:desc>formula</svg:desc></draw:frame><text:span text:style-name="T50"><text:s/></text:span><draw:frame draw:style-name="fr3" draw:name="Object15" text:anchor-type="as-char" svg:width="2.6634in" svg:height="0.2319in" draw:z-index="33"><draw:object xlink:href="./Object 15" xlink:type="simple" xlink:show="embed" xlink:actuate="onLoad"/><draw:image xlink:href="./ObjectReplacements/Object 15" xlink:type="simple" xlink:show="embed" xlink:actuate="onLoad"/><svg:desc>formula</svg:desc></draw:frame></text:p>
              <text:p text:style-name="P37"><text:span text:style-name="T50">DC (</text:span><draw:frame draw:style-name="fr3" draw:name="Object16" text:anchor-type="as-char" svg:width="1.8547in" svg:height="0.2098in" draw:z-index="34"><draw:object xlink:href="./Object 16" xlink:type="simple" xlink:show="embed" xlink:actuate="onLoad"/><draw:image xlink:href="./ObjectReplacements/Object 16" xlink:type="simple" xlink:show="embed" xlink:actuate="onLoad"/><svg:desc>formula</svg:desc></draw:frame></text:p>
              <text:p text:style-name="P32" loext:marker-style-name="T51"><text:span text:style-name="T52">TC = Nombre total de classes dans le système en question.</text:span></text:p>
            </text:list-header>
          </text:list>
          <text:p text:style-name="P53" loext:marker-style-name="T15"/>
        </text:list-item>
        <text:list-item>
          <text:p text:style-name="P37" loext:marker-style-name="T43"><text:span text:style-name="T6">Attribute Inheritance Factor (AIF) :</text:span></text:p>
          <text:p text:style-name="P37" loext:marker-style-name="T43"><text:span text:style-name="T11"><text:s/></text:span><text:span text:style-name="T19">AIF est défini comme le rapport de la somme des attributs hérités dans toutes les classes du système en question au nombre total d'attributs disponibles (définis localement plus hérités) pour toutes les classes.</text:span></text:p>
          <text:p text:style-name="P32" loext:marker-style-name="T36"><text:span text:style-name="T21">Méthode de calcul:</text:span><text:span text:style-name="T38"> <text:s text:c="2"/></text:span><draw:frame draw:style-name="fr3" draw:name="Object17" text:anchor-type="as-char" svg:width="0.689in" svg:height="0.922in" draw:z-index="35"><draw:object xlink:href="./Object 17" xlink:type="simple" xlink:show="embed" xlink:actuate="onLoad"/><draw:image xlink:href="./ObjectReplacements/Object 17" xlink:type="simple" xlink:show="embed" xlink:actuate="onLoad"/><svg:desc>formula</svg:desc></draw:frame></text:p>
          <text:p text:style-name="P35" loext:marker-style-name="T36"><text:span text:style-name="T36">où : </text:span><draw:frame draw:style-name="fr3" draw:name="Object18" text:anchor-type="as-char" svg:width="1.5409in" svg:height="0.2319in" draw:z-index="36"><draw:object xlink:href="./Object 18" xlink:type="simple" xlink:show="embed" xlink:actuate="onLoad"/><draw:image xlink:href="./ObjectReplacements/Object 18" xlink:type="simple" xlink:show="embed" xlink:actuate="onLoad"/><svg:desc>formula</svg:desc></draw:frame></text:p>
          <text:p text:style-name="P35" loext:marker-style-name="T37"><text:span text:style-name="T36">Et : <text:s/></text:span><draw:frame draw:style-name="fr3" draw:name="Object19" text:anchor-type="as-char" svg:width="0.4398in" svg:height="0.2319in" draw:z-index="37"><draw:object xlink:href="./Object 19" xlink:type="simple" xlink:show="embed" xlink:actuate="onLoad"/><draw:image xlink:href="./ObjectReplacements/Object 19" xlink:type="simple" xlink:show="embed" xlink:actuate="onLoad"/><svg:desc>formula</svg:desc></draw:frame><text:span text:style-name="T51">= le nombre d'attributs déclarés dans une classe</text:span></text:p>
          <text:p text:style-name="P32" loext:marker-style-name="T51"><text:span text:style-name="T51"><text:s/></text:span><draw:frame draw:style-name="fr3" draw:name="Object20" text:anchor-type="as-char" svg:width="0.4362in" svg:height="0.2319in" draw:z-index="40"><draw:object xlink:href="./Object 20" xlink:type="simple" xlink:show="embed" xlink:actuate="onLoad"/><draw:image xlink:href="./ObjectReplacements/Object 20" xlink:type="simple" xlink:show="embed" xlink:actuate="onLoad"/><svg:desc>formula</svg:desc></draw:frame><text:span text:style-name="T51"><text:s/>= le nombre d'attributs pouvant être invoqués en association avec </text:span><draw:frame draw:style-name="fr3" draw:name="Object21" text:anchor-type="as-char" svg:width="0.1516in" svg:height="0.2098in" draw:z-index="53"><draw:object xlink:href="./Object 21" xlink:type="simple" xlink:show="embed" xlink:actuate="onLoad"/><draw:image xlink:href="./ObjectReplacements/Object 21" xlink:type="simple" xlink:show="embed" xlink:actuate="onLoad"/><svg:desc>formula</svg:desc></draw:frame></text:p>
          <text:p text:style-name="P32" loext:marker-style-name="T51"><draw:frame draw:style-name="fr3" draw:name="Object22" text:anchor-type="as-char" svg:width="0.4134in" svg:height="0.2319in" draw:z-index="41"><draw:object xlink:href="./Object 22" xlink:type="simple" xlink:show="embed" xlink:actuate="onLoad"/><draw:image xlink:href="./ObjectReplacements/Object 22" xlink:type="simple" xlink:show="embed" xlink:actuate="onLoad"/><svg:desc>formula</svg:desc></draw:frame><text:span text:style-name="T51"><text:s/>= le nombre d'attributs hérités (et non redéfinis dans </text:span><draw:frame draw:style-name="fr3" draw:name="Object23" text:anchor-type="as-char" svg:width="0.1516in" svg:height="0.2098in" draw:z-index="42"><draw:object xlink:href="./Object 23" xlink:type="simple" xlink:show="embed" xlink:actuate="onLoad"/><draw:image xlink:href="./ObjectReplacements/Object 23" xlink:type="simple" xlink:show="embed" xlink:actuate="onLoad"/><svg:desc>formula</svg:desc></draw:frame><text:span text:style-name="T36"><text:s/></text:span><text:span text:style-name="T51">. </text:span></text:p>
          <text:p text:style-name="P32" loext:marker-style-name="T51"><text:span text:style-name="T53">TC</text:span><text:span text:style-name="T52"> = Nombre total de classes dans le système en ques</text:span></text:p>
          <text:p text:style-name="P53" loext:marker-style-name="T15"/>
          <text:p text:style-name="P37"><text:span text:style-name="T6">Method Hidden Factor (MHF) :</text:span><text:span text:style-name="T11"> </text:span></text:p>
          <text:p text:style-name="P49"><text:s/>MHF est défini comme le rapport de la somme des invisibilités de toutes les méthodes définies dans toutes les classes au nombre total de méthodes définies dans le système en question.</text:p>
          <text:p text:style-name="P49"><text:s/>L'invisibilité d'une méthode est le pourcentage des classes totales à partir desquelles cette méthode n'est pas visible.</text:p>
          <text:p text:style-name="P49"><text:s/>En d'autres termes, MHF est le rapport des méthodes cachées - méthodes protégées ou privées - au total des méthode</text:p>
          <text:p text:style-name="P60" loext:marker-style-name="T37"/>
          <text:p text:style-name="P32" loext:marker-style-name="T38"><text:soft-page-break/><text:span text:style-name="T21">Méthode de calcul:</text:span><text:span text:style-name="T11"> </text:span><text:span text:style-name="T16">MHF = </text:span><draw:frame draw:style-name="fr3" draw:name="Object24" text:anchor-type="as-char" svg:width="1.389in" svg:height="0.9492in" draw:z-index="43"><draw:object xlink:href="./Object 24" xlink:type="simple" xlink:show="embed" xlink:actuate="onLoad"/><draw:image xlink:href="./ObjectReplacements/Object 24" xlink:type="simple" xlink:show="embed" xlink:actuate="onLoad"/><svg:desc>formula</svg:desc></draw:frame></text:p>
          <text:p text:style-name="P55"><text:tab/></text:p>
          <text:p text:style-name="P37"><text:span text:style-name="T10">où </text:span><draw:frame draw:style-name="fr3" draw:name="Object25" text:anchor-type="as-char" svg:width="0.5398in" svg:height="0.2319in" draw:z-index="44"><draw:object xlink:href="./Object 25" xlink:type="simple" xlink:show="embed" xlink:actuate="onLoad"/><draw:image xlink:href="./ObjectReplacements/Object 25" xlink:type="simple" xlink:show="embed" xlink:actuate="onLoad"/><svg:desc>formula</svg:desc></draw:frame><text:span text:style-name="T13"><text:s/>est le nombre de méthodes déclarées dans une classe, et est le nombre de méthodes déclarées dans une classe, et</text:span></text:p>
          <text:p text:style-name="P32" loext:marker-style-name="T38"><text:span text:style-name="T38"><text:tab/></text:span><draw:frame draw:style-name="fr3" draw:name="Object26" text:anchor-type="as-char" svg:width="1.8728in" svg:height="0.6575in" draw:z-index="45"><draw:object xlink:href="./Object 26" xlink:type="simple" xlink:show="embed" xlink:actuate="onLoad"/><draw:image xlink:href="./ObjectReplacements/Object 26" xlink:type="simple" xlink:show="embed" xlink:actuate="onLoad"/><svg:desc>formula</svg:desc></draw:frame></text:p>
          <text:p text:style-name="P32" loext:marker-style-name="T37"><text:span text:style-name="T40">Et :</text:span><text:span text:style-name="T37"> </text:span></text:p>
          <text:p text:style-name="P32" loext:marker-style-name="T38"><text:span text:style-name="T38"><text:tab/>is_visible(</text:span><draw:frame draw:style-name="fr3" draw:name="Object27" text:anchor-type="as-char" svg:width="2.5665in" svg:height="0.4437in" draw:z-index="46"><draw:object xlink:href="./Object 27" xlink:type="simple" xlink:show="embed" xlink:actuate="onLoad"/><draw:image xlink:href="./ObjectReplacements/Object 27" xlink:type="simple" xlink:show="embed" xlink:actuate="onLoad"/><svg:desc>formula</svg:desc></draw:frame></text:p>
          <text:p text:style-name="P32" loext:marker-style-name="T51"><text:span text:style-name="T51">TC = Nombre total de classes dans le système en question.</text:span></text:p>
          <text:p text:style-name="P32" loext:marker-style-name="T51"><text:span text:style-name="T38"><text:s text:c="6"/>Dans des langages où il existe le concept de méthode protégée, la méthode est comptée comme une fraction entre 0 et 1 :</text:span></text:p>
          <text:p text:style-name="P37"><text:span text:style-name="T13"><text:tab/></text:span><draw:frame draw:style-name="fr2" draw:name="Object28" text:anchor-type="as-char" svg:y="-0.2917in" svg:width="1.1772in" svg:height="0.4409in" draw:z-index="47"><draw:object xlink:href="./Object 28" xlink:type="simple" xlink:show="embed" xlink:actuate="onLoad"/><draw:image xlink:href="./ObjectReplacements/Object 28" xlink:type="simple" xlink:show="embed" xlink:actuate="onLoad"/><svg:desc>formula</svg:desc></draw:frame></text:p>
          <text:p text:style-name="P55"><text:s/></text:p>
        </text:list-item>
        <text:list-item>
          <text:p text:style-name="P37"><text:span text:style-name="T6">Attribute Hiding Factor :</text:span><text:span text:style-name="T11"> </text:span></text:p>
          <text:p text:style-name="P37"><text:span text:style-name="T11"><text:s/></text:span><text:span text:style-name="T19">AIF est défini comme le rapport de la somme des attributs hérités dans toutes les classes du système en question au nombre total d'attributs disponibles (définis localement plus hérités) pour toutes les classes.</text:span></text:p>
          <text:p text:style-name="P38" loext:marker-style-name="T37"><text:span text:style-name="T21">Méthode de calcul:</text:span><text:span text:style-name="T40"> </text:span><text:span text:style-name="T38">AIF = <text:s/></text:span><draw:frame draw:style-name="fr3" draw:name="Object29" text:anchor-type="as-char" svg:width="0.6898in" svg:height="0.922in" draw:z-index="38"><draw:object xlink:href="./Object 29" xlink:type="simple" xlink:show="embed" xlink:actuate="onLoad"/><draw:image xlink:href="./ObjectReplacements/Object 29" xlink:type="simple" xlink:show="embed" xlink:actuate="onLoad"/><svg:desc>formula</svg:desc></draw:frame></text:p>
          <text:p text:style-name="P39" loext:marker-style-name="T55"><text:span text:style-name="T40">où</text:span><text:span text:style-name="T36"> </text:span><draw:frame draw:style-name="fr3" draw:name="Object30" text:anchor-type="as-char" svg:width="0.0465in" svg:height="0.1846in" draw:z-index="48"><draw:object xlink:href="./Object 30" xlink:type="simple" xlink:show="embed" xlink:actuate="onLoad"/><draw:image xlink:href="./ObjectReplacements/Object 30" xlink:type="simple" xlink:show="embed" xlink:actuate="onLoad"/><svg:desc>formula</svg:desc></draw:frame><text:span text:style-name="T36"><text:s/></text:span><draw:frame draw:style-name="fr3" draw:name="Object31" text:anchor-type="as-char" svg:width="1.5425in" svg:height="0.2319in" draw:z-index="49"><draw:object xlink:href="./Object 31" xlink:type="simple" xlink:show="embed" xlink:actuate="onLoad"/><draw:image xlink:href="./ObjectReplacements/Object 31" xlink:type="simple" xlink:show="embed" xlink:actuate="onLoad"/><svg:desc>formula</svg:desc></draw:frame><text:span text:style-name="T55"><text:s/></text:span></text:p>
          <text:p text:style-name="P65" loext:marker-style-name="T38"><text:span text:style-name="T36">et : </text:span><text:span text:style-name="T38"><text:s/></text:span><draw:frame draw:style-name="fr3" draw:name="Object32" text:anchor-type="as-char" svg:width="0.4398in" svg:height="0.2319in" draw:z-index="50"><draw:object xlink:href="./Object 32" xlink:type="simple" xlink:show="embed" xlink:actuate="onLoad"/><draw:image xlink:href="./ObjectReplacements/Object 32" xlink:type="simple" xlink:show="embed" xlink:actuate="onLoad"/><svg:desc>formula</svg:desc></draw:frame><text:span text:style-name="T38">: le nombre d'attributs déclarés dans une classe.</text:span></text:p>
          <text:p text:style-name="P39" loext:marker-style-name="T38"><draw:frame draw:style-name="fr3" draw:name="Object33" text:anchor-type="as-char" svg:width="0.4362in" svg:height="0.2319in" draw:z-index="51"><draw:object xlink:href="./Object 33" xlink:type="simple" xlink:show="embed" xlink:actuate="onLoad"/><draw:image xlink:href="./ObjectReplacements/Object 33" xlink:type="simple" xlink:show="embed" xlink:actuate="onLoad"/><svg:desc>formula</svg:desc></draw:frame><text:span text:style-name="T38"> : le nombre d'attributs pouvant être invoqués en association avec Ci.</text:span></text:p>
          <text:p text:style-name="P39" loext:marker-style-name="T38"><draw:frame draw:style-name="fr3" draw:name="Object34" text:anchor-type="as-char" svg:width="0.4134in" svg:height="0.2319in" draw:z-index="52"><draw:object xlink:href="./Object 34" xlink:type="simple" xlink:show="embed" xlink:actuate="onLoad"/><draw:image xlink:href="./ObjectReplacements/Object 34" xlink:type="simple" xlink:show="embed" xlink:actuate="onLoad"/><svg:desc>formula</svg:desc></draw:frame><text:span text:style-name="T55"> </text:span><text:span text:style-name="T38">: le nombre d'attributs hérités (et non redéfinis dans Ci).</text:span></text:p>
          <text:p text:style-name="P39" loext:marker-style-name="T38"><text:span text:style-name="T16">TC : le nombre total de classes dans le système en question.</text:span></text:p>
          <text:p text:style-name="P53" loext:marker-style-name="T15"/>
        </text:list-item>
      </text:list>
      <text:p text:style-name="P17" loext:marker-style-name="T43"><text:span text:style-name="T56"/></text:p>
      <text:list text:continue-numbering="true" text:style-name="L2">
        <text:list-header>
          <text:p text:style-name="P37"><text:span text:style-name="T11"/></text:p>
        </text:list-header>
        <text:list-item>
          <text:p text:style-name="P56">Cyclomatic Complexity (CC):</text:p>
          <text:p text:style-name="P37"><text:span text:style-name="T11"><text:s/></text:span><text:span text:style-name="T19">Cyclomatic Complexity est un logiciel procédural (appelé également fonction) populaire</text:span></text:p>
          <text:p text:style-name="P37"><text:span text:style-name="T11"><text:s/></text:span><text:span text:style-name="T19">métrique égale au nombre de décisions pouvant être prises dans une procédure [MCC76].</text:span></text:p>
          <text:p text:style-name="P49"><text:s/>Une décision est définie comme une occurrence de mots-clés tels que : « while », « for », « foreach »,"continue", "if", "case", "goto", "try" et "catch" dans la fonction. La complexité cyclomatique est la somme de ces constructions.</text:p>
          <text:p text:style-name="P49">Formules: nombes d'arcs - nombres des sommets + 2 = CC</text:p>
          <text:p text:style-name="P53" loext:marker-style-name="T15"/>
        </text:list-item>
        <text:list-item>
          <text:p text:style-name="P37" loext:marker-style-name="T43"><text:span text:style-name="T6">W</text:span><text:span text:style-name="T7">eighted</text:span><text:span text:style-name="T6"> M</text:span><text:span text:style-name="T7">ethods</text:span><text:span text:style-name="T6"> P</text:span><text:span text:style-name="T7">er</text:span><text:span text:style-name="T6"> C</text:span><text:span text:style-name="T7">lass</text:span><text:span text:style-name="T6"> </text:span><text:span text:style-name="T7">(</text:span><text:span text:style-name="T6">WMC</text:span><text:span text:style-name="T7">)</text:span><text:span text:style-name="T6">:</text:span></text:p>
          <text:p text:style-name="P49"><text:s/>La métrique Méthodes pondérées par classe est une somme de complexités de méthodes définies</text:p>
          <text:p text:style-name="P61"><text:span text:style-name="T30"><text:s/></text:span><text:span text:style-name="T31">D</text:span><text:span text:style-name="T30">ans une classe. Il représente la complexité d'une classe dans son ensemble et peut être utilisé pour indiquer l’effort de développement et de maintenance pour une classe. </text:span></text:p>
          <text:p text:style-name="P61"><text:span text:style-name="T32">Méthode de calcul: </text:span><text:span text:style-name="T30">WMC = ∑ Ci(somme de complexités).</text:span></text:p>
          <text:p text:style-name="P53" loext:marker-style-name="T15"/>
        </text:list-item>
        <text:list-item>
          <text:p text:style-name="P37" loext:marker-style-name="T43"><text:span text:style-name="T6">L</text:span><text:span text:style-name="T7">ack</text:span><text:span text:style-name="T6"> </text:span><text:span text:style-name="T7">Of</text:span><text:span text:style-name="T6"> C</text:span><text:span text:style-name="T7">ohesion</text:span><text:span text:style-name="T6"> M</text:span><text:span text:style-name="T7">ethods</text:span><text:span text:style-name="T6"> </text:span><text:span text:style-name="T7">(</text:span><text:span text:style-name="T6">LCOM</text:span><text:span text:style-name="T7">)</text:span><text:span text:style-name="T6">:</text:span></text:p>
          <text:p text:style-name="P37"><text:span text:style-name="T11"><text:s/></text:span><text:span text:style-name="T19">La cohésion d'une classe est caractérisée par l'étroitesse des relations entre les méthodes locales et les attributs locaux. Le manque de cohésion (LCOM) mesure la dissemblance des méthodes dans une classe par variable d'instance ou attributs. Un module hautement cohérent doit être autonome, une cohésion élevée indique une bonne subdivision des classes.</text:span></text:p>
          <text:p text:style-name="P37"><text:span text:style-name="T21">Méthode de calcul:</text:span><text:span text:style-name="T19"> </text:span></text:p>
          <text:p text:style-name="P37"><text:span text:style-name="T19"><text:s/></text:span><text:span text:style-name="T11">LCOM =| P | - | Q |, si | P | &gt; | Q |= 0 </text:span></text:p>
          <text:p text:style-name="P55"><text:s text:c="32"/>sinon : </text:p>
          <text:p text:style-name="P55"><text:s text:c="8"/>P = {( I i , I j ) | I i ∩ I j = 0} et Q = {((I i ,I j ) | I i ∩ I j ≠ 0} . Si tous les n ensembles {( I1},.........(In )} valent 0 alors P=0.</text:p>
          <text:p text:style-name="P55"><text:s/>Soit (Ix) = ensemble de toutes les variables d'instance utilisées par la méthode Mi.</text:p>
        </text:list-item>
      </text:list>
      <text:p text:style-name="P54" loext:marker-style-name="T15"/>
      <text:p text:style-name="P54" loext:marker-style-name="T15"/>
      <text:list text:continue-numbering="true" text:style-name="L2">
        <text:list-item>
          <text:p text:style-name="P37" loext:marker-style-name="T43"><text:span text:style-name="T6">A</text:span><text:span text:style-name="T7">fferent</text:span><text:span text:style-name="T6"> – </text:span><text:span text:style-name="T7">Efferent</text:span><text:span text:style-name="T6"> C</text:span><text:span text:style-name="T7">oupling</text:span><text:span text:style-name="T6"> </text:span><text:span text:style-name="T7">(</text:span><text:span text:style-name="T6">CA-CE</text:span><text:span text:style-name="T7">)</text:span><text:span text:style-name="T6">:</text:span></text:p>
          <text:p text:style-name="P49"><text:s/>Couplage afférent : nombre d'entités externes qui dépendent de l'entité courante.</text:p>
          <text:p text:style-name="P49"><text:s/>Couplage efférent : nombre d'entités externes dont dépend l'entité courante.</text:p>
          <text:p text:style-name="P37"><text:span text:style-name="T19">Formules :Pour calculer le </text:span><text:span text:style-name="T21">Ca</text:span><text:span text:style-name="T19"> pour un package, comptez le nombre de classes du package qui ont des dépendances. Vous pouvez procéder une par une pour toutes les classes de ce package, puis procéder à l'union des classes dépendantes.Pour calculer le Ce pour un</text:span><text:span text:style-name="T11"> </text:span><text:span text:style-name="T19">package, comptez le nombre de classes dépendant d'autres packages à l'intérieur du package </text:span><text:soft-page-break/><text:span text:style-name="T19">analyséemballer. Comptez pour toutes les classes de ce package, puis prenez le syndicat.</text:span></text:p>
          <text:p text:style-name="P53" loext:marker-style-name="T15"/>
        </text:list-item>
        <text:list-item>
          <text:p text:style-name="P37" loext:marker-style-name="T43"><text:span text:style-name="T6">I</text:span><text:span text:style-name="T7">nstability</text:span><text:span text:style-name="T6"> </text:span><text:span text:style-name="T7">(</text:span><text:span text:style-name="T6">I</text:span><text:span text:style-name="T7">)</text:span><text:span text:style-name="T6">:</text:span></text:p>
          <text:p text:style-name="P49"><text:s/>Le rapport du couplage efférent (Ce) au couplage total (Ce + Ca) tel que I = Ce / (Ce + Ca). Cette mesure est un indicateur de la résilience du paquet au changement. La plage de cette métrique est comprise entre 0 et 1, I=0 indiquant un package complètement stable et I=1 indiquant un package complètement instable.</text:p>
          <text:p text:style-name="P37"><text:span text:style-name="T22">Méthode de calcul: </text:span><text:span text:style-name="T12">I</text:span><text:span text:style-name="T11"> = Ce / (Ce + Ca)</text:span></text:p>
          <text:p text:style-name="P55"><text:s/></text:p>
        </text:list-item>
        <text:list-item>
          <text:p text:style-name="P37" loext:marker-style-name="T43"><text:span text:style-name="T6">A</text:span><text:span text:style-name="T7">bstractness</text:span><text:span text:style-name="T6"> </text:span><text:span text:style-name="T7">(</text:span><text:span text:style-name="T6">A</text:span><text:span text:style-name="T7">)</text:span><text:span text:style-name="T6">:</text:span></text:p>
          <text:p text:style-name="P43"><text:s/>Le rapport entre le nombre de classes abstraites (et d'interfaces) dans le package analysé et le nombre total de classes dans le package analysé. La plage de cette métrique est comprise entre 0 et 1, A=0 indiquant un package complètement concret et A=1 indiquant un package complètement abstrait.</text:p>
          <text:p text:style-name="P53" loext:marker-style-name="T15"/>
        </text:list-item>
        <text:list-item>
          <text:p text:style-name="P37" loext:marker-style-name="T43"><text:span text:style-name="T6">D</text:span><text:span text:style-name="T7">istance</text:span><text:span text:style-name="T6"> </text:span><text:span text:style-name="T7">(</text:span><text:span text:style-name="T6">D</text:span><text:span text:style-name="T7">)</text:span><text:span text:style-name="T6"> :</text:span></text:p>
          <text:p text:style-name="P49"><text:s/>la distance D indique à quelle distance un package se trouve de la séquence principale.</text:p>
          <text:p text:style-name="P49">Méthode de calcul: D = A + I -1</text:p>
          <text:p text:style-name="P49"><text:s/></text:p>
        </text:list-item>
        <text:list-item>
          <text:p text:style-name="P37"><text:span text:style-name="T11"><text:s/></text:span><text:span text:style-name="T6">Number of attributes</text:span><text:span text:style-name="T11">:</text:span></text:p>
          <text:p text:style-name="P37"><text:span text:style-name="T11"><text:s/></text:span><text:span text:style-name="T19">Cette métrique compte simplement le nombre total d'attributs (également appelés variables d'instance ou champs) au sein d 'une classe. Les attributs représentent l'état d'un objet et définissent ses caractéristiques ou propriétés.</text:span></text:p>
          <text:p text:style-name="P53" loext:marker-style-name="T15"/>
        </text:list-item>
        <text:list-item>
          <text:p text:style-name="P37"><text:span text:style-name="T11"><text:s/></text:span><text:span text:style-name="T6">Number of static attributes</text:span><text:span text:style-name="T11">:</text:span></text:p>
          <text:p text:style-name="P37"><text:span text:style-name="T11"><text:s/></text:span><text:span text:style-name="T19">Cette métrique compte le nombre total d'attributs statiques définis dans une classe. Les attributs statiques appartiennent à la classe elle-même et sont partagés entre toutes les instances de la classe.</text:span></text:p>
          <text:p text:style-name="P53" loext:marker-style-name="T15"/>
        </text:list-item>
        <text:list-item>
          <text:p text:style-name="P37"><text:span text:style-name="T11"><text:s/></text:span><text:span text:style-name="T6">Number of public attributes:</text:span></text:p>
          <text:p text:style-name="P37"><text:span text:style-name="T11"><text:s/></text:span><text:span text:style-name="T19">Cette métrique compte le nombre total d'attributs publics définis dans une classe. Les attributs publics peuvent être accessibles depuis l'extérieur de la classe et sont déclarés avec le modificateur d'accès public.</text:span></text:p>
          <text:p text:style-name="P53" loext:marker-style-name="T15"/>
        </text:list-item>
        <text:list-item>
          <text:p text:style-name="P37"><text:span text:style-name="T11"><text:s/></text:span><text:span text:style-name="T6">Number of methods:</text:span></text:p>
          <text:p text:style-name="P37"><text:span text:style-name="T11"><text:s/></text:span><text:span text:style-name="T19">Cette métrique compte le nombre total de méthodes (y compris les méthodes d'instance et les méthodes statiques) définies dans une classe. Les méthodes définissent le comportement de la classe et peuvent manipuler l'état de l'objet ainsi que réaliser diverses tâches.</text:span></text:p>
          <text:p text:style-name="P43" loext:marker-style-name="T15"/>
        </text:list-item>
        <text:list-item>
          <text:p text:style-name="P37"><text:span text:style-name="T11"><text:s/></text:span><text:span text:style-name="T6">Number of static methods:</text:span></text:p>
          <text:p text:style-name="P49"><text:s/>Cette métrique compte le nombre total de méthodes statiques définies dans une classe. Les méthodes statiques appartiennent à la classe elle-même et peuvent être appelées directement sur la classe sans nécessiter la création d'une instance.</text:p>
          <text:p text:style-name="P53" loext:marker-style-name="T15"/>
        </text:list-item>
        <text:list-item>
          <text:p text:style-name="P37"><text:span text:style-name="T11"><text:s/></text:span><text:span text:style-name="T6">Number of classes</text:span></text:p>
          <text:p text:style-name="P37"><text:span text:style-name="T11"><text:s/></text:span><text:span text:style-name="T19">Cette métrique compte le nombre total de classes dans un système logiciel ou dans un module spécifique. Les classes servent de modèles pour créer des objets, encapsuler des données et définir des méthodes pour opérer sur ces données.</text:span></text:p>
          <text:p text:style-name="P61"><text:span text:style-name="T32"/></text:p>
        </text:list-item>
        <text:list-item>
          <text:p text:style-name="P37"><text:span text:style-name="T6">Stabilit</text:span><text:span text:style-name="T7">y</text:span><text:span text:style-name="T6"> (</text:span><text:span text:style-name="T7">S</text:span><text:span text:style-name="T6">) :</text:span></text:p>
          <text:p text:style-name="P49"><text:s/>La stabilité d'un package mesure la fréquence à laquelle le code source de ce package est modifié. Un package est considéré comme stable s'il subit rarement des modifications, ce qui signifie qu'il fournit une base fiable pour d'autres parties du système.</text:p>
          <text:p text:style-name="P37"><text:span text:style-name="T21">Méthode de calcul:</text:span><text:span text:style-name="T11"> </text:span></text:p>
          <text:p text:style-name="P37"><text:span text:style-name="T12"><text:s text:c="17"/></text:span><text:span text:style-name="T11"><draw:frame draw:style-name="fr2" draw:name="Object35" text:anchor-type="as-char" svg:y="-0.2445in" svg:width="2.522in" svg:height="0.3937in" draw:z-index="54"><draw:object xlink:href="./Object 35" xlink:type="simple" xlink:show="embed" xlink:actuate="onLoad"/><draw:image xlink:href="./ObjectReplacements/Object 35" xlink:type="simple" xlink:show="embed" xlink:actuate="onLoad"/><svg:desc>formula</svg:desc></draw:frame></text:span></text:p>
          <text:p text:style-name="P37"><text:span text:style-name="T21">Impact :</text:span><text:span text:style-name="T11"> </text:span></text:p>
          <text:p text:style-name="P61"><text:span text:style-name="T31">-</text:span><text:span text:style-name="T30">Les packages plus stables sont moins sujets aux changements, ce qui facilite la maintenance du code et réduit les risques d'effets secondaires lors de la modification</text:span><text:span text:style-name="T32"> </text:span><text:span text:style-name="T30">d'autres parties du système.</text:span></text:p>
        </text:list-item>
      </text:list>
      <text:p text:style-name="P17"><text:span text:style-name="T6"/></text:p>
      <text:list text:continue-numbering="true" text:style-name="L2">
        <text:list-item>
          <text:p text:style-name="P37"><text:span text:style-name="T6">Abstractit</text:span><text:span text:style-name="T7">y</text:span><text:span text:style-name="T6"> (A):</text:span></text:p>
          <text:p text:style-name="P61"><text:span text:style-name="T30"><text:s/>L'abstractité d'un package mesure dans quelle mesure il est conçu de manière abstraite, c'est-à-dire à quel point il est basé sur des concepts généraux plutôt que sur des détails d'implémentation spécifiques.</text:span><text:span text:style-name="T32"> </text:span></text:p>
          <text:p text:style-name="P67"><text:span text:style-name="T21">Méthode de calcul:</text:span><text:span text:style-name="T6"> <text:s text:c="4"/></text:span></text:p>
          <text:p text:style-name="P67"><text:span text:style-name="T6"><text:s/><text:tab/></text:span><text:span text:style-name="T11"><draw:frame draw:style-name="fr2" draw:name="Object36" text:anchor-type="as-char" svg:y="-0.2445in" svg:width="3.2126in" svg:height="0.3937in" draw:z-index="55"><draw:object xlink:href="./Object 36" xlink:type="simple" xlink:show="embed" xlink:actuate="onLoad"/><draw:image xlink:href="./ObjectReplacements/Object 36" xlink:type="simple" xlink:show="embed" xlink:actuate="onLoad"/><svg:desc>formula</svg:desc></draw:frame></text:span></text:p>
          <text:p text:style-name="P44">Impact :</text:p>
          <text:p text:style-name="P61"><text:span text:style-name="T32">-</text:span><text:span text:style-name="T30">Les packages plus abstraits sont plus flexibles et extensibles, permettant aux autres parties du système de s'intégrer facilement et de modifier les implémentations internes sans modifier les utilisations externes.</text:span></text:p>
          <text:p text:style-name="P37"><text:span text:style-name="T6"/></text:p>
        </text:list-item>
        <text:list-item>
          <text:p text:style-name="P37"><text:span text:style-name="T6"><text:s/></text:span><text:span text:style-name="T7">Nomalized Distance From Main Sequence</text:span><text:span text:style-name="T6"> (D</text:span><text:span text:style-name="T7">MS</text:span><text:span text:style-name="T6">):</text:span></text:p>
          <text:p text:style-name="P61"><text:span text:style-name="T32"><text:s/></text:span><text:span text:style-name="T30">La distance de la séquence principale d'un package mesure à quel point il se situe par rapport à la "main </text:span><text:soft-page-break/><text:span text:style-name="T30">sequence" théorique où la somme de l'abstractité et de la stabilité est égale à 1. Les valeurs proches de zéro indiquent un respect du SAP(Stable-Abstractions-Principle).</text:span></text:p>
          <text:p text:style-name="P44">Méthode de calcul: </text:p>
          <text:list>
            <text:list-header>
              <text:p text:style-name="P61"><text:span text:style-name="T32"><draw:frame draw:style-name="fr1" draw:name="Object37" text:anchor-type="as-char" svg:y="-0.1492in" svg:width="1.1134in" svg:height="0.1862in" draw:z-index="56"><draw:object xlink:href="./Object 37" xlink:type="simple" xlink:show="embed" xlink:actuate="onLoad"/><draw:image xlink:href="./ObjectReplacements/Object 37" xlink:type="simple" xlink:show="embed" xlink:actuate="onLoad"/></draw:frame></text:span><text:span text:style-name="T30">|</text:span></text:p>
            </text:list-header>
          </text:list>
          <text:p text:style-name="P44">Impact : </text:p>
          <text:p text:style-name="P61"><text:span text:style-name="T33">-</text:span><text:span text:style-name="T30">Cette métrique permet d'évaluer à quel point un package respecte le SAP, avec des valeurs proches de zéro indiquant un bon équilibre entre abstractité et stabilité.</text:span></text:p>
          <text:p text:style-name="P37"><text:span text:style-name="T6"/></text:p>
        </text:list-item>
        <text:list-item>
          <text:p text:style-name="P37"><text:span text:style-name="T7">Number Of Children</text:span><text:span text:style-name="T6"> (NOC):</text:span></text:p>
          <text:p text:style-name="P49"><text:s/>Le nombre d'enfants d'une classe (NOC) est une mesure qui indique le nombre de sous-classes directes héritant d'une classe parente dans une hiérarchie d'héritage.</text:p>
          <text:p text:style-name="P63"><text:span text:style-name="T34"/></text:p>
          <text:p text:style-name="P44">Méthode de calcul:</text:p>
          <text:p text:style-name="P61"><text:span text:style-name="T32"><text:s text:c="4"/></text:span><text:span text:style-name="T30">Le NOC d'une classe est simplement le nombre de ses sous-classes directes.</text:span></text:p>
          <text:p text:style-name="P61"><text:span text:style-name="T32"/></text:p>
          <text:p text:style-name="P44">Impact : </text:p>
          <text:p text:style-name="P49">- Un NOC élevé peut indiquer une classe centrale dans la hiérarchie d'héritage, ayant une influence significative sur la conception globale du système.</text:p>
          <text:p text:style-name="P49">- Il peut nécessiter des tests supplémentaires pour valider les méthodes héritées dans chaque sous-classe.</text:p>
          <text:p text:style-name="P49">- Un NOC élevé peut également indiquer une mauvaise abstraction de la classe parente, nécessitant une révision de la conception pour une meilleure distribution des responsabilités.</text:p>
          <text:p text:style-name="P37"><text:span text:style-name="T6"/></text:p>
        </text:list-item>
        <text:list-item>
          <text:p text:style-name="P37"><text:span text:style-name="T7">Number Of Parents</text:span><text:span text:style-name="T6"> (NOPa): </text:span></text:p>
          <text:p text:style-name="P61"><text:span text:style-name="T32"><text:s/></text:span><text:span text:style-name="T30">Le nombre de parents d'une classe (NOPa) est le nombre de classes dont elle hérite directement.</text:span></text:p>
          <text:p text:style-name="P44">Méthode de calcul:</text:p>
          <text:p text:style-name="P61"><text:span text:style-name="T32"><text:s/></text:span><text:span text:style-name="T30">NOPa = Nombre de superclasses directes de la classe.</text:span></text:p>
          <text:p text:style-name="P44">Impact:</text:p>
          <text:p text:style-name="P49">- Un NOPa élevé peut indiquer une classe qui hérite de multiples fonctionnalités, ce qui peut entraîner une complexité accrue et une plus grande dépendance par rapport à d'autres parties du système.</text:p>
          <text:p text:style-name="P49">- Cela peut nécessiter une analyse plus approfondie de la hiérarchie d'héritage pour s'assurer que la classe reste cohérente et bien définie dans son rôle.</text:p>
          <text:p text:style-name="P37"><text:span text:style-name="T6"/></text:p>
        </text:list-item>
        <text:list-item>
          <text:p text:style-name="P37"><text:span text:style-name="T7">Number Of Descendants</text:span><text:span text:style-name="T6"> (NOD):</text:span></text:p>
          <text:p text:style-name="P69"><text:span text:style-name="T15"><text:s/></text:span><text:span text:style-name="T24">Le nombre de descendants d'une classe (NOD) est le nombre de classes qui héritent directement ou indirectement de cette classe.</text:span></text:p>
          <text:p text:style-name="P61"><text:span text:style-name="T32"/></text:p>
          <text:p text:style-name="P44">Méthode de calcul: </text:p>
          <text:p text:style-name="P49">NOD = Nombre de sous-classes directes + Nombre de sous-classes indirectes.</text:p>
          <text:p text:style-name="P44">Impact :</text:p>
          <text:p text:style-name="P49">- Un NOD élevé peut indiquer une classe qui a une influence étendue sur différentes parties du système, en raison de ses nombreux descendants.</text:p>
          <text:p text:style-name="P49">- Cela peut nécessiter une attention particulière lors de la modification de la classe parente pour éviter des effets indésirables sur ses descendants.</text:p>
        </text:list-item>
      </text:list>
      <text:p text:style-name="P24"><text:span text:style-name="T32"/></text:p>
      <text:list xml:id="list41749671817225" text:continue-numbering="true" text:style-name="L2">
        <text:list-item>
          <text:p text:style-name="P37"><text:span text:style-name="T7">Number Of Ancestors</text:span><text:span text:style-name="T6"> (NOA):</text:span></text:p>
          <text:p text:style-name="P37"><text:span text:style-name="T6"><text:s/></text:span><text:span text:style-name="T19">Le nombre d'ancêtres d'une classe (NOA) est le nombre de classes à partir desquelles elle hérite directement ou indirectement.</text:span></text:p>
          <text:p text:style-name="P44">Méthode de calcul: </text:p>
          <text:p text:style-name="P49">NOA = Nombre de superclasses directes + Nombre de superclasses indirectes.</text:p>
          <text:p text:style-name="P44">Impact :</text:p>
          <text:p text:style-name="P49">- Un NOA élevé peut indiquer une classe qui hérite de nombreuses fonctionnalités et qui peut être influencée par divers aspects de la conception du système.</text:p>
          <text:p text:style-name="P49">- Cela peut rendre la classe plus complexe à comprendre et à maintenir, nécessitant une gestion plus minutieuse de ses interactions avec ses ancêtres.</text:p>
          <text:p text:style-name="P69"><text:span text:style-name="T15"/></text:p>
        </text:list-item>
        <text:list-item>
          <text:p text:style-name="P37"><text:span text:style-name="T6">N</text:span><text:span text:style-name="T7">umber Of Links</text:span><text:span text:style-name="T6">(NOL):</text:span></text:p>
          <text:p text:style-name="P49">Le nombre de liens d'une classe (NOL) est le nombre total de relations de dépendance (agrégation, composition, association, etc.) qu'elle a avec d'autres classes.</text:p>
          <text:p text:style-name="P44">Méthode de calcul: </text:p>
          <text:p text:style-name="P49">NOL = Nombre total de relations de dépendance.</text:p>
          <text:p text:style-name="P44">Impact:</text:p>
          <text:p text:style-name="P49">- Un NOL élevé peut indiquer une classe qui est fortement liée à d'autres parties du système, ce qui peut augmenter la complexité et la dépendance entre les composants.</text:p>
          <text:p text:style-name="P49">- Cela peut rendre la classe plus difficile à isoler et à réutiliser, nécessitant une gestion attentive de ses interactions avec d'autres classes.</text:p>
          <text:p text:style-name="P61"><text:span text:style-name="T32"/></text:p>
        </text:list-item>
        <text:list-item>
          <text:p text:style-name="P56">Nested Block Depth (NBD):</text:p>
          <text:p text:style-name="P50"><text:s/>La profondeur des blocs imbriqués (NBD) est le nombre maximal de niveaux d'imbrication de blocs de code à l'intérieur d'une fonction ou d'une méthode.</text:p>
          <text:p text:style-name="P49"><text:s text:c="2"/></text:p>
          <text:p text:style-name="P44">Méthode de calcul: </text:p>
          <text:p text:style-name="P61"><text:span text:style-name="T32"><text:s/></text:span><text:span text:style-name="T30">La NBD est déterminée en comptant le nombre maximal de blocs de code qui sont imbriqués les uns à l'intérieur des autres à l'intérieur d'une fonction ou d'une méthode.</text:span></text:p>
          <text:p text:style-name="P37"><text:soft-page-break/><text:span text:style-name="T6"/></text:p>
          <text:p text:style-name="P61"><text:span text:style-name="T32">Impact:</text:span></text:p>
          <text:p text:style-name="P49">-Une NBD élevée peut rendre le code source difficile à lire, à comprendre et à maintenir.</text:p>
          <text:p text:style-name="P49">-Une profondeur excessive des blocs imbriqués peut indiquer une complexité excessive du code, ce qui peut augmenter le risque d'erreurs et de bogues.</text:p>
          <text:p text:style-name="P49">-Une NBD élevée peut également rendre le code plus difficile à tester, car il peut y avoir plusieurs chemins d'exécution à travers les blocs imbriqués, augmentant ainsi la complexité des tests unitaires.</text:p>
          <text:p text:style-name="P61"><text:span text:style-name="T32"/></text:p>
          <text:p text:style-name="P66"><text:span text:style-name="T15">3. Nouvelle Métrique :</text:span></text:p>
        </text:list-item>
      </text:list>
      <text:p text:style-name="P70"><text:span text:style-name="T15"><text:s/>Cette Section est consacré aux nouvelles métriques découverte par notre équipe, une implementation de tous ses métrique est prévue et ont est déterminer à la réaliser.</text:span></text:p>
      <text:p text:style-name="P45"/>
      <text:list text:style-name="L5">
        <text:list-item>
          <text:p text:style-name="P42"><text:span text:style-name="T8">Variable </text:span><text:span text:style-name="T9">N</text:span><text:span text:style-name="T8">aming </text:span><text:span text:style-name="T9">C</text:span><text:span text:style-name="T8">oherence </text:span><text:span text:style-name="T9">(VNC)</text:span><text:span text:style-name="T8"> :</text:span></text:p>
          <text:p text:style-name="P46"><text:span text:style-name="T60">C</text:span><text:span text:style-name="T59">alcule la coherence de denomination de tout les variable dans une program.</text:span></text:p>
          <text:p text:style-name="P42"><text:span text:style-name="T44">Méthode de calcul:</text:span><text:span text:style-name="T64"> </text:span></text:p>
          <text:p text:style-name="P46"><text:s text:c="8"/><text:span text:style-name="T59">VNC = product{NameCoherenceFactor(name)} <text:tab/><text:tab/></text:span><text:span text:style-name="T60">telleque</text:span><text:span text:style-name="T59"> :</text:span></text:p>
          <text:list>
            <text:list-item>
              <text:list>
                <text:list-header>
                  <text:p text:style-name="P46"><text:span text:style-name="T59"><text:s text:c="4"/>0&lt;= NameCoherenceFactor(x) &lt;= 1</text:span></text:p>
                </text:list-header>
              </text:list>
            </text:list-item>
          </text:list>
        </text:list-item>
      </text:list>
      <text:p text:style-name="P47"/>
      <text:list text:continue-numbering="true" text:style-name="L5">
        <text:list-header>
          <text:p text:style-name="P46">impact : </text:p>
          <text:p text:style-name="P51">-<text:span text:style-name="T58">E</text:span>crire des programmes robustes est facilement maintenable.</text:p>
          <text:p text:style-name="P51"/>
        </text:list-header>
        <text:list-item>
          <text:p text:style-name="P57">Methode <text:span text:style-name="T58">N</text:span>aming <text:span text:style-name="T58">C</text:span>oherence <text:span text:style-name="T58">(MNC)</text:span>:</text:p>
          <text:p text:style-name="P46"><text:span text:style-name="T60">C</text:span><text:span text:style-name="T59">alcule la coherence de denomination de tout les methode dans une program.</text:span></text:p>
          <text:p text:style-name="P42"><text:span text:style-name="T44">Méthode de calcul:</text:span><text:span text:style-name="T64"> </text:span></text:p>
          <text:p text:style-name="P42"><text:span text:style-name="T64"/></text:p>
          <text:p text:style-name="P46"><text:span text:style-name="T59">MNC=product{MethodCoherenceFactor(methode)} <text:tab/></text:span></text:p>
          <text:list>
            <text:list-header>
              <text:p text:style-name="P51"><text:span text:style-name="T58">tellque :</text:span></text:p>
              <text:list>
                <text:list-header>
                  <text:p text:style-name="P51"><text:s/>0&lt;= MethodCoherenceFactor(x) &lt;= 1</text:p>
                </text:list-header>
              </text:list>
            </text:list-header>
          </text:list>
        </text:list-item>
      </text:list>
      <text:p text:style-name="P47"/>
      <text:list text:continue-numbering="true" text:style-name="L5">
        <text:list-header>
          <text:p text:style-name="P46">impact : </text:p>
          <text:p text:style-name="P51">-<text:span text:style-name="T58">E</text:span>crire des programmes robustes est facilement maintenable.</text:p>
          <text:p text:style-name="P51"/>
        </text:list-header>
        <text:list-item>
          <text:p text:style-name="P57">Class <text:span text:style-name="T58">N</text:span>aming <text:span text:style-name="T58">C</text:span>oherence <text:span text:style-name="T58">(CNC)</text:span> :</text:p>
          <text:p text:style-name="P51">calcule la coherence de denomination de tout les class dans un program.</text:p>
          <text:p text:style-name="P42"><text:span text:style-name="T44">Méthode de calcul:</text:span><text:span text:style-name="T63"> </text:span></text:p>
          <text:p text:style-name="P51">VNC = product{ClassCoherenceFactor(Class)}</text:p>
          <text:list>
            <text:list-header>
              <text:p text:style-name="P51"><text:span text:style-name="T58">tellque</text:span></text:p>
              <text:list>
                <text:list-header>
                  <text:p text:style-name="P51">0&lt;= ClassCoherenceFactor(x) &lt;= 1</text:p>
                </text:list-header>
              </text:list>
            </text:list-header>
          </text:list>
        </text:list-item>
      </text:list>
      <text:p text:style-name="P47"/>
      <text:list text:continue-numbering="true" text:style-name="L5">
        <text:list-header>
          <text:p text:style-name="P46">impact : </text:p>
          <text:p text:style-name="P51">-<text:span text:style-name="T58">E</text:span>crire des programmes robustes est facilement maintenable.</text:p>
          <text:p text:style-name="P46"/>
        </text:list-header>
        <text:list-item>
          <text:p text:style-name="P57">Component naming coherence <text:span text:style-name="T58">(CMNC)</text:span>:</text:p>
          <text:p text:style-name="P51">calcule la coherence de denomination de tout les composent dans un program.</text:p>
          <text:p text:style-name="P42"><text:span text:style-name="T44">Méthode de calcul:</text:span><text:span text:style-name="T63"> </text:span></text:p>
          <text:list>
            <text:list-item>
              <text:list>
                <text:list-header>
                  <text:p text:style-name="P51">CMNC = CNC.MCN.VNC</text:p>
                </text:list-header>
              </text:list>
            </text:list-item>
          </text:list>
          <text:p text:style-name="P46"/>
          <text:p text:style-name="P46">impact : </text:p>
          <text:p text:style-name="P51">-<text:span text:style-name="T58">E</text:span>crire des programmes robustes est facilement maintenable.</text:p>
        </text:list-item>
        <text:list-item>
          <text:p text:style-name="P58">Nubmber of imports per class <text:span text:style-name="T58">(NIC)</text:span>:</text:p>
          <text:p text:style-name="P51">calcule le nombre total de class importer dans une class.</text:p>
          <text:p text:style-name="P42"><text:span text:style-name="T44">Méthode de calcul:</text:span><text:span text:style-name="T63"> </text:span></text:p>
          <text:p text:style-name="P46"><text:s text:c="8"/><text:tab/><text:tab/><text:span text:style-name="T59">NIC = sum{imports}</text:span></text:p>
          <text:p text:style-name="P46"/>
          <text:p text:style-name="P46">impact : </text:p>
          <text:p text:style-name="P51">-<text:span text:style-name="T58">E</text:span>stimation de la charge total sur le Linker(phase compilation).</text:p>
          <text:p text:style-name="P52">-Un grand nombre d’imports signifie une grande charge sur le compilateur est un long temps de compilation.</text:p>
        </text:list-item>
      </text:list>
      <text:p text:style-name="P47"/>
      <text:list xml:id="list41749706327037" text:continue-numbering="true" text:style-name="L5">
        <text:list-item>
          <text:p text:style-name="P58">Number of effectif imports per class <text:span text:style-name="T58">(NEIC)</text:span>:</text:p>
          <text:p text:style-name="P51"><text:span text:style-name="T58">C</text:span>alcule le nombre total de class importer effectivement utiliser dans un class.</text:p>
          <text:p text:style-name="P42"><text:span text:style-name="T44">Méthode de calcul:</text:span><text:span text:style-name="T63"> </text:span></text:p>
          <text:list>
            <text:list-header>
              <text:p text:style-name="P51">NEIC = sum{UsedImports}</text:p>
            </text:list-header>
          </text:list>
          <text:p text:style-name="P46"/>
          <text:p text:style-name="P46">impact:</text:p>
          <text:p text:style-name="P51"><text:span text:style-name="T58">-Meilleure visibilité les imports nécessaire dans une class.</text:span></text:p>
          <text:p text:style-name="P51"/>
        </text:list-item>
        <text:list-item>
          <text:p text:style-name="P48"><text:s/><text:span text:style-name="T61">Number of non effectif imports </text:span><text:span text:style-name="T62">(NNEIC)</text:span><text:span text:style-name="T61"> :</text:span></text:p>
          <text:p text:style-name="P51"><text:s/>calcule le nombre d'imports non utiliser dans une class.</text:p>
        </text:list-item>
      </text:list>
      <text:list text:continue-list="list41749671817225" text:style-name="L2">
        <text:list-header>
          <text:p text:style-name="P40"><text:span text:style-name="T44">Méthode de calcul:</text:span><text:span text:style-name="T64"> </text:span></text:p>
        </text:list-header>
      </text:list>
      <text:list text:continue-list="list41749706327037" text:style-name="L5">
        <text:list-item>
          <text:list>
            <text:list-header>
              <text:p text:style-name="P46"><text:span text:style-name="T59">NNEIC =NIC - NEIC</text:span> </text:p>
            </text:list-header>
          </text:list>
          <text:p text:style-name="P46">impact: </text:p>
          <text:p text:style-name="P51">-Elimination des tranches de code non necessaire, maintenabilite.</text:p>
        </text:list-item>
      </text:list>
      <text:p text:style-name="P47"/>
      <text:list text:continue-numbering="true" text:style-name="L5">
        <text:list-item>
          <text:p text:style-name="P59">Time reading class <text:span text:style-name="T58">(T)</text:span> :</text:p>
          <text:p text:style-name="P46"><text:span text:style-name="T60">C</text:span><text:span text:style-name="T59">alcule le temps approximative de la lecture de la class par le compilateur.</text:span></text:p>
          <text:p text:style-name="P46"/>
          <text:p text:style-name="P46">impact : </text:p>
          <text:p text:style-name="P51">-<text:span text:style-name="T58">E</text:span>stimation du temps de compilation, maintenabilité , facilité <text:span text:style-name="T58">de</text:span> test et <text:span text:style-name="T58">de</text:span> debugage.</text:p>
          <text:p text:style-name="P52"><text:soft-page-break/>-Dépend aussi de l’equipement utiliser.</text:p>
        </text:list-item>
      </text:list>
      <text:p text:style-name="P71"/>
      <text:p text:style-name="P7"><draw:frame text:anchor-type="paragraph" draw:z-index="17" draw:name="Text Frame '3. Concl...' 1" draw:style-name="gr3" draw:text-style-name="P81" svg:width="2.778in" svg:height="0.2358in" svg:x="0in" svg:y="0in"><draw:text-box><text:p text:style-name="P79"><text:span text:style-name="T66">4. Conclusions et travaux futurs.</text:span></text:p></draw:text-box></draw:frame><text:bookmark text:name="tw-target-rmn"/></text:p>
      <text:p text:style-name="P29">Le document présente une suite <text:span text:style-name="T46">de </text:span>métrique de base pour l<text:span text:style-name="T41">e Test</text:span> orientée objet. Les données métriques offrent une rétroaction rapide aux concepteurs de logiciels et aux gestionnaires. L'analyse et la collecte de ces données peuvent prédire la qualité de la conception. Si elles sont utilisées de manière appropriée, elles peuvent conduire à une réduction significative des coûts de mise en œuvre globale et à des améliorations de la qualité du produit final. La qualité améliorée, à son tour, réduit les efforts de maintenance future. Utiliser des indicateurs de qualité précoce basés sur des preuves empiriques objectives est donc un objectif réaliste.</text:p>
      <text:p text:style-name="P28">À l'avenir, nous concevrons un nouvel ensemble de métriques permettant de Tester nos programmes.</text:p>
      <text:p text:style-name="P26"><draw:frame text:anchor-type="paragraph" draw:z-index="22" draw:name="Text Frame 'Referenc...' 1" draw:style-name="gr2" draw:text-style-name="P80" svg:width="0.7996in" svg:height="0.2012in" svg:x="-0.0638in" svg:y="0.0134in"><draw:text-box><text:p text:style-name="P79"><text:span text:style-name="T65">References </text:span></text:p></draw:text-box></draw:frame></text:p>
      <text:list text:style-name="L7">
        <text:list-item>
          <text:p text:style-name="P75">An Overview of Various Object Oriented <text:span text:style-name="T58">Metrics, By Brij Mohan Goel &amp; Prof. Pradeep Kumar Bhatia, International Journal of Information Technology &amp; Systems, Vol. 2; No. 1: ISSN: 2277-9825.</text:span></text:p>
        </text:list-item>
        <text:list-item>
          <text:p text:style-name="P75">Analysis of Object Oriented Metrics on a Java <text:span text:style-name="T58">Application, By D.I. George Amalarethinam &amp; P.H. Maitheen Shahul Hameed, International Journal of Computer Applications (0975 – 8887), Volume 123 – No.1, August 2015.</text:span></text:p>
        </text:list-item>
        <text:list-item>
          <text:p text:style-name="P74">Applying and Interpreting Object Oriented Metrics, <text:span text:style-name="T58">By </text:span>Dr. Linda H. Rosenberg :Track 7 – Measures/Metrics.</text:p>
        </text:list-item>
        <text:list-item>
          <text:p text:style-name="P74">Empirical Study of Object-Oriented Metrics, <text:span text:style-name="T58">By </text:span>K.K.Aggarwal <text:span text:style-name="T58">&amp;</text:span> Yogesh Singh <text:span text:style-name="T58">&amp;</text:span> Arvinder Kaur <text:span text:style-name="T58">&amp;</text:span> Ruchika Malhotra, School of Information Technology, GGS Indraprastha University, Delhi 110006, India.</text:p>
        </text:list-item>
        <text:list-item>
          <text:p text:style-name="P77">Metrics For Object Oriented Design (MOOD) To Asses Java Programs ,Prof. JUBAIR J. AL-JA'AFER &amp; KHAIR EDDIN M. SABRI, University of Jordan.</text:p>
        </text:list-item>
        <text:list-item>
          <text:p text:style-name="P77">An Overview of, Object-Oriented Design Metrics, Daniel Rodriguez, Rachel Harrison, RUCS/2001/TR/A, March 2001.</text:p>
        </text:list-item>
      </text:list>
      <text:p text:style-name="P76"/>
      <text:p text:style-name="P76"/>
      <text:p text:style-name="P76"/>
      <text:p text:style-name="P10"/>
      <text:p text:style-name="P10"/>
      <text:p text:style-name="P10"/>
      <text:p text:style-name="P10"/>
      <text:p text:style-name="P11"/>
      <text:p text:style-name="P14"><text:tab/></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3"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244in" style:type="center"/>
          <style:tab-stop style:position="8.0484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244in" style:type="center"/>
          <style:tab-stop style:position="8.0484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252in" style:type="center"/>
          <style:tab-stop style:position="8.0508in" style:type="right"/>
        </style:tab-stops>
      </style:paragraph-properties>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96_7e_LT_7e_Gliederung_20_1" style:display-name="master-page9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Gliederung_20_2" style:display-name="master-page96~LT~Gliederung 2" style:family="paragraph" style:parent-style-name="master-page9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6_7e_LT_7e_Gliederung_20_3" style:display-name="master-page96~LT~Gliederung 3" style:family="paragraph" style:parent-style-name="master-page9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6_7e_LT_7e_Gliederung_20_4" style:display-name="master-page96~LT~Gliederung 4" style:family="paragraph" style:parent-style-name="master-page9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5" style:display-name="master-page96~LT~Gliederung 5" style:family="paragraph" style:parent-style-name="master-page9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6" style:display-name="master-page96~LT~Gliederung 6" style:family="paragraph" style:parent-style-name="master-page9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7" style:display-name="master-page96~LT~Gliederung 7" style:family="paragraph" style:parent-style-name="master-page9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8" style:display-name="master-page96~LT~Gliederung 8" style:family="paragraph" style:parent-style-name="master-page9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9" style:display-name="master-page96~LT~Gliederung 9" style:family="paragraph" style:parent-style-name="master-page9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Titel" style:display-name="master-page9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Untertitel" style:display-name="master-page9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Notizen" style:display-name="master-page96~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Hintergrundobjekte" style:display-name="master-page9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96_7e_LT_7e_Hintergrund" style:display-name="master-page9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Notes"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1" style:display-name="master-page87~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Untertitel" style:display-name="master-page87~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Notizen" style:display-name="master-page87~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Hintergrundobjekte" style:display-name="master-page87~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87_7e_LT_7e_Hintergrund" style:display-name="master-page87~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Gliederung_20_1" style:display-name="master-page6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Gliederung_20_2" style:display-name="master-page66~LT~Gliederung 2" style:family="paragraph" style:parent-style-name="master-page6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6_7e_LT_7e_Gliederung_20_3" style:display-name="master-page66~LT~Gliederung 3" style:family="paragraph" style:parent-style-name="master-page6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6_7e_LT_7e_Gliederung_20_4" style:display-name="master-page66~LT~Gliederung 4" style:family="paragraph" style:parent-style-name="master-page6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5" style:display-name="master-page66~LT~Gliederung 5" style:family="paragraph" style:parent-style-name="master-page6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6" style:display-name="master-page66~LT~Gliederung 6" style:family="paragraph" style:parent-style-name="master-page6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7" style:display-name="master-page66~LT~Gliederung 7" style:family="paragraph" style:parent-style-name="master-page6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8" style:display-name="master-page66~LT~Gliederung 8" style:family="paragraph" style:parent-style-name="master-page6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9" style:display-name="master-page66~LT~Gliederung 9" style:family="paragraph" style:parent-style-name="master-page6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Titel" style:display-name="master-page6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Untertitel" style:display-name="master-page6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Notizen" style:display-name="master-page66~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Hintergrundobjekte" style:display-name="master-page6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Hintergrund" style:display-name="master-page6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Hintergrund" style:display-name="master-page3~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Times New Roman" fo:font-family="'Times New Roman'" style:font-family-generic="roman" style:font-pitch="variable" fo:font-size="14pt" fo:font-weight="bold" style:font-name-asian="OpenSymbol" style:font-family-asian="OpenSymbol" style:font-charset-asian="x-symbol" style:font-size-asian="12.25pt" style:font-weight-asian="bold" style:font-name-complex="OpenSymbol" style:font-family-complex="OpenSymbol" style:font-charset-complex="x-symbol" style:font-size-complex="14pt" style:font-weight-complex="bold"/>
    </style:style>
    <style:style style:name="Line_20_numbering" style:display-name="Line numbering" style:family="text">
      <style:text-properties fo:font-size="14pt" fo:font-weight="bold" style:font-size-asian="12.25pt" style:font-weight-asian="bold" style:font-size-complex="14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_20__28_WW_29_" style:display-name="Default Paragraph Font (WW)" style:family="text"/>
    <style:style style:name="TITRE_20_Char" style:display-name="TITRE Char" style:family="text" style:parent-style-name="Default_20_Paragraph_20_Font_20__28_WW_29_">
      <style:text-properties style:text-position="0% 100%" style:font-name="Arial" fo:font-family="Arial" style:font-family-generic="roman" style:font-pitch="variable" fo:font-size="12pt" style:text-underline-style="solid" style:text-underline-width="auto" style:text-underline-color="font-color"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7df5b" officeooo:paragraph-rsid="0007df5b"/>
    </style:style>
    <style:style style:name="MP2" style:family="paragraph">
      <loext:graphic-properties draw:fill="solid" draw:fill-color="#622423"/>
    </style:style>
    <style:style style:name="MP3" style:family="paragraph" style:parent-style-name="Footer">
      <style:paragraph-properties fo:text-align="end" style:justify-single-word="false"/>
    </style:style>
    <style:style style:name="Mgr1"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Mgr2"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1" style:print-orientation="portrait" fo:margin-top="0.1098in" fo:margin-bottom="0.1098in" fo:margin-left="0.1098in" fo:margin-right="0.10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polygon text:anchor-type="paragraph" draw:z-index="7" draw:name="Polygon 4 corners 2" draw:style-name="Mgr1" draw:text-style-name="MP2" svg:width="8.0315in" svg:height="0.0413in" svg:x="0.0091in" svg:y="0.3484in" svg:viewBox="0 0 20401 106" draw:points="0,106 20401,106 20401,0 0,0"><text:p/></draw:polygon><draw:polygon text:anchor-type="paragraph" draw:z-index="15" draw:name="Polygon 4 corners 1" draw:style-name="Mgr2" draw:text-style-name="MP2" svg:width="8.0315in" svg:height="0.0413in" svg:x="0.0236in" svg:y="11.1059in" svg:viewBox="0 0 20401 106" draw:points="0,106 20401,106 20401,0 0,0"><text:p/></draw:polygon>Métriques de test orientées objet</text:p>
      </style:header>
      <style:footer>
        <text:p text:style-name="MP3"><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17:56:22.857225742</meta:creation-date>
    <meta:editing-duration>PT14H2M45S</meta:editing-duration>
    <meta:editing-cycles>7</meta:editing-cycles>
    <meta:generator>LibreOffice/7.6.6.3$Linux_X86_64 LibreOffice_project/60$Build-3</meta:generator>
    <dc:date>2024-04-29T04:15:42.723125042</dc:date>
    <meta:document-statistic meta:table-count="0" meta:image-count="0" meta:object-count="37" meta:page-count="8" meta:paragraph-count="290" meta:word-count="3662" meta:character-count="23029" meta:non-whitespace-character-count="19389"/>
  </office:meta>
</office:document-meta>
</file>

<file path=Object 1/content.xml><?xml version="1.0" encoding="utf-8"?>
<math xmlns="http://www.w3.org/1998/Math/MathML" display="block">
  <semantics>
    <mrow>
      <mi mathvariant="italic">NORM</mi>
      <mrow>
        <mrow>
          <mo fence="true" form="prefix" stretchy="false">(</mo>
          <mrow>
            <mi>c</mi>
          </mrow>
          <mo fence="true" form="postfix" stretchy="false">)</mo>
        </mrow>
        <mo stretchy="false">=</mo>
        <mrow>
          <mo fence="true" form="prefix" stretchy="true">|</mo>
          <mrow>
            <msub>
              <mi mathvariant="italic">SUR</mi>
              <mi>c</mi>
            </msub>
          </mrow>
          <mo fence="true" form="postfix" stretchy="true">|</mo>
        </mrow>
      </mrow>
    </mrow>
    <annotation encoding="StarMath 5.0">NORM(c)= abs{ SUR_{c} } </annotation>
  </semantics>
</math>
</file>

<file path=Object 10/content.xml><?xml version="1.0" encoding="utf-8"?>
<math xmlns="http://www.w3.org/1998/Math/MathML" display="block">
  <semantics>
    <mfrac>
      <mrow>
        <munderover>
          <mo stretchy="false">∑</mo>
          <mrow>
            <mi>i</mi>
            <mo stretchy="false">=</mo>
            <mn>1</mn>
          </mrow>
          <mi mathvariant="italic">TC</mi>
        </munderover>
        <mrow>
          <munderover>
            <mo stretchy="false">∑</mo>
            <mrow>
              <mi>j</mi>
              <mo stretchy="false">=</mo>
              <mn>1</mn>
            </mrow>
            <mi mathvariant="italic">TC</mi>
          </munderover>
          <mrow>
            <mi>i</mi>
            <msub>
              <mi>s</mi>
              <mi mathvariant="italic">client</mi>
            </msub>
            <mrow>
              <mo fence="true" form="prefix" stretchy="true">(</mo>
              <mrow>
                <mrow>
                  <msub>
                    <mi>C</mi>
                    <mi>i</mi>
                  </msub>
                  <mi>,</mi>
                  <msub>
                    <mi>C</mi>
                    <mi>j</mi>
                  </msub>
                </mrow>
              </mrow>
              <mo fence="true" form="postfix" stretchy="true">)</mo>
            </mrow>
          </mrow>
        </mrow>
      </mrow>
      <mrow>
        <msup>
          <mi mathvariant="italic">TC</mi>
          <mn>2</mn>
        </msup>
        <mi>−</mi>
        <mi mathvariant="italic">TC</mi>
      </mrow>
    </mfrac>
    <annotation encoding="StarMath 5.0">{sum from {i = 1} to {TC} {sum from {j = 1} to {TC} {i {s} rsub {client} left ({C} rsub {i} , {C} rsub {j} right )}}} over {{TC} ^ {2} − TC}</annotation>
  </semantics>
</math>
</file>

<file path=Object 11/content.xml><?xml version="1.0" encoding="utf-8"?>
<math xmlns="http://www.w3.org/1998/Math/MathML" display="block">
  <semantics>
    <mrow>
      <mo fence="true" form="prefix" stretchy="true">{</mo>
      <mrow>
        <mtable>
          <mtr>
            <mtd>
              <mrow>
                <mn>1</mn>
                <mi>.</mi>
                <mi mathvariant="italic">ssi</mi>
                <msub>
                  <mi>C</mi>
                  <mi>c</mi>
                </msub>
                <mi>⇒</mi>
                <msub>
                  <mi>C</mi>
                  <mi>s</mi>
                </msub>
                <msub>
                  <mi>C</mi>
                  <mi>C</mi>
                </msub>
                <mi>≠</mi>
                <msub>
                  <mi>C</mi>
                  <mi>s</mi>
                </msub>
              </mrow>
            </mtd>
          </mtr>
          <mtr>
            <mtd>
              <mrow>
                <mn>0</mn>
                <mi>,</mi>
                <mi mathvariant="italic">sinon</mi>
              </mrow>
            </mtd>
          </mtr>
        </mtable>
      </mrow>
    </mrow>
    <annotation encoding="StarMath 5.0">left lbrace stack { 1 . ssi {C} rsub {c} ⇒ {C} rsub {s} {C} rsub {C} ≠ {C} rsub {s} # 0 , sinon } right none</annotation>
  </semantics>
</math>
</file>

<file path=Object 12/content.xml><?xml version="1.0" encoding="utf-8"?>
<math xmlns="http://www.w3.org/1998/Math/MathML" display="block">
  <semantics>
    <mfrac>
      <mrow>
        <munderover>
          <mo stretchy="false">∑</mo>
          <mrow>
            <mi>i</mi>
            <mo stretchy="false">=</mo>
            <mn>1</mn>
          </mrow>
          <mi mathvariant="italic">TC</mi>
        </munderover>
        <mrow>
          <msub>
            <mi>M</mi>
            <mn>0</mn>
          </msub>
          <mrow>
            <mo fence="true" form="prefix" stretchy="true">(</mo>
            <mrow>
              <msub>
                <mi>C</mi>
                <mi>i</mi>
              </msub>
            </mrow>
            <mo fence="true" form="postfix" stretchy="true">)</mo>
          </mrow>
        </mrow>
      </mrow>
      <mrow>
        <munderover>
          <mo stretchy="false">∑</mo>
          <mrow>
            <mi>i</mi>
            <mo stretchy="false">=</mo>
            <mn>1</mn>
          </mrow>
          <mi mathvariant="italic">TC</mi>
        </munderover>
        <mrow>
          <msub>
            <mi>M</mi>
            <mi>n</mi>
          </msub>
          <mrow>
            <mo fence="true" form="prefix" stretchy="true">(</mo>
            <mrow>
              <msub>
                <mi>C</mi>
                <mi>i</mi>
              </msub>
            </mrow>
            <mo fence="true" form="postfix" stretchy="true">)</mo>
          </mrow>
          <mi>×</mi>
          <mi mathvariant="italic">DC</mi>
          <mrow>
            <mo fence="true" form="prefix" stretchy="true">(</mo>
            <mrow>
              <msub>
                <mi>C</mi>
                <mi>i</mi>
              </msub>
            </mrow>
            <mo fence="true" form="postfix" stretchy="true">)</mo>
          </mrow>
        </mrow>
      </mrow>
    </mfrac>
    <annotation encoding="StarMath 5.0">{sum from {i = 1} to {TC} {{M} rsub {0} left ({C} rsub {i} right )}} over {sum from {i = 1} to {TC} {{M} rsub {n} left ({C} rsub {i} right ) × DC left ({C} rsub {i} right )}}</annotation>
  </semantics>
</math>
</file>

<file path=Object 13/content.xml><?xml version="1.0" encoding="utf-8"?>
<math xmlns="http://www.w3.org/1998/Math/MathML" display="block">
  <semantics>
    <mrow>
      <msub>
        <mi>M</mi>
        <mi>d</mi>
      </msub>
      <mrow>
        <mrow>
          <mo fence="true" form="prefix" stretchy="true">(</mo>
          <mrow>
            <msub>
              <mi>C</mi>
              <mi>i</mi>
            </msub>
          </mrow>
          <mo fence="true" form="postfix" stretchy="true">)</mo>
        </mrow>
        <mo stretchy="false">=</mo>
        <msub>
          <mi>M</mi>
          <mi>n</mi>
        </msub>
      </mrow>
      <mrow>
        <mrow>
          <mo fence="true" form="prefix" stretchy="true">(</mo>
          <mrow>
            <msub>
              <mi>C</mi>
              <mi>i</mi>
            </msub>
          </mrow>
          <mo fence="true" form="postfix" stretchy="true">)</mo>
        </mrow>
        <mo stretchy="false">+</mo>
        <msub>
          <mi>M</mi>
          <mn>0</mn>
        </msub>
      </mrow>
      <mrow>
        <mo fence="true" form="prefix" stretchy="true">(</mo>
        <mrow>
          <msub>
            <mi>C</mi>
            <mi>i</mi>
          </msub>
        </mrow>
        <mo fence="true" form="postfix" stretchy="true">)</mo>
      </mrow>
    </mrow>
    <annotation encoding="StarMath 5.0">{M} rsub {d} left ({C} rsub {i} right ) = {M} rsub {n} left ({C} rsub {i} right ) + {M} rsub {0} left ({C} rsub {i} right )</annotation>
  </semantics>
</math>
</file>

<file path=Object 14/content.xml><?xml version="1.0" encoding="utf-8"?>
<math xmlns="http://www.w3.org/1998/Math/MathML" display="block">
  <semantics>
    <mrow>
      <msub>
        <mi>M</mi>
        <mi>n</mi>
      </msub>
      <mrow>
        <mrow>
          <mo fence="true" form="prefix" stretchy="true">(</mo>
          <mrow>
            <msub>
              <mi>C</mi>
              <mi>i</mi>
            </msub>
          </mrow>
          <mo fence="true" form="postfix" stretchy="true">)</mo>
        </mrow>
        <mo stretchy="false">=</mo>
        <mi mathvariant="italic">Nombre</mi>
      </mrow>
      <mi mathvariant="italic">de</mi>
      <mi mathvariant="italic">nouvelles</mi>
      <mi mathvariant="italic">methodes</mi>
    </mrow>
    <annotation encoding="StarMath 5.0">{M} rsub {n} left ({C} rsub {i} right ) = Nombre de nouvelles methodes</annotation>
  </semantics>
</math>
</file>

<file path=Object 15/content.xml><?xml version="1.0" encoding="utf-8"?>
<math xmlns="http://www.w3.org/1998/Math/MathML" display="block">
  <semantics>
    <mrow>
      <msub>
        <mi>M</mi>
        <mn>0</mn>
      </msub>
      <mrow>
        <mrow>
          <mo fence="true" form="prefix" stretchy="true">(</mo>
          <mrow>
            <msub>
              <mi>C</mi>
              <mi>i</mi>
            </msub>
          </mrow>
          <mo fence="true" form="postfix" stretchy="true">)</mo>
        </mrow>
        <mo stretchy="false">=</mo>
        <mi mathvariant="italic">Nombre</mi>
      </mrow>
      <mi mathvariant="italic">de</mi>
      <mi mathvariant="italic">methodes</mi>
      <mi mathvariant="italic">redefinies</mi>
    </mrow>
    <annotation encoding="StarMath 5.0">{M} rsub {0} left ({C} rsub {i} right ) = Nombre de methodes redefinies</annotation>
  </semantics>
</math>
</file>

<file path=Object 16/content.xml><?xml version="1.0" encoding="utf-8"?>
<math xmlns="http://www.w3.org/1998/Math/MathML" display="block">
  <semantics>
    <mrow>
      <mrow>
        <msub>
          <mi>C</mi>
          <mi>i</mi>
        </msub>
        <mo stretchy="false">=</mo>
        <mi mathvariant="italic">Nombre</mi>
      </mrow>
      <mi mathvariant="italic">de</mi>
      <mi mathvariant="italic">descendants</mi>
    </mrow>
    <annotation encoding="StarMath 5.0">{C} rsub {i} = Nombre de descendants</annotation>
  </semantics>
</math>
</file>

<file path=Object 17/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n>0</mn>
          </msub>
          <mrow>
            <mo fence="true" form="prefix" stretchy="true">(</mo>
            <mrow>
              <msub>
                <mi>C</mi>
                <mi>i</mi>
              </msub>
            </mrow>
            <mo fence="true" form="postfix" stretchy="true">)</mo>
          </mrow>
        </mrow>
      </mrow>
    </mfrac>
    <annotation encoding="StarMath 5.0">{sum from {i = 1} to {TC} {{A} rsub {i} left ({C} rsub {i} right )}} over {sum from {i = 1} to {TC} {{A} rsub {0} left ({C} rsub {i} right )}}</annotation>
  </semantics>
</math>
</file>

<file path=Object 18/content.xml><?xml version="1.0" encoding="utf-8"?>
<math xmlns="http://www.w3.org/1998/Math/MathML" display="block">
  <semantics>
    <mrow>
      <msub>
        <mi>A</mi>
        <mi>n</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n} left ({C} rsub {i} right ) = {A} rsub {d} left ({C} rsub {i} right ) + {A} rsub {i} left ({C} rsub {i} right )</annotation>
  </semantics>
</math>
</file>

<file path=Object 19/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2/content.xml><?xml version="1.0" encoding="utf-8"?>
<math xmlns="http://www.w3.org/1998/Math/MathML" display="block">
  <semantics>
    <mrow>
      <mi mathvariant="italic">NMI</mi>
      <mrow>
        <mrow>
          <mo fence="true" form="prefix" stretchy="false">(</mo>
          <mrow>
            <mi>c</mi>
          </mrow>
          <mo fence="true" form="postfix" stretchy="false">)</mo>
        </mrow>
        <mo stretchy="false">=</mo>
        <mrow>
          <mo fence="true" form="prefix" stretchy="true">|</mo>
          <mrow>
            <mrow>
              <msub>
                <mi mathvariant="italic">MET</mi>
                <mi>c</mi>
              </msub>
              <mo stretchy="false">∩</mo>
              <msub>
                <mi mathvariant="italic">MET</mi>
                <mi>C</mi>
              </msub>
            </mrow>
          </mrow>
          <mo fence="true" form="postfix" stretchy="true">|</mo>
        </mrow>
      </mrow>
    </mrow>
    <annotation encoding="StarMath 5.0">NMI(c)= abs{ MET_{c} intersection MET_{C}}</annotation>
  </semantics>
</math>
</file>

<file path=Object 20/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21/content.xml><?xml version="1.0" encoding="utf-8"?>
<math xmlns="http://www.w3.org/1998/Math/MathML" display="block">
  <semantics>
    <msub>
      <mi>C</mi>
      <mi>i</mi>
    </msub>
    <annotation encoding="StarMath 5.0">{C} rsub {i}</annotation>
  </semantics>
</math>
</file>

<file path=Object 22/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23/content.xml><?xml version="1.0" encoding="utf-8"?>
<math xmlns="http://www.w3.org/1998/Math/MathML" display="block">
  <semantics>
    <msub>
      <mi>C</mi>
      <mi>i</mi>
    </msub>
    <annotation encoding="StarMath 5.0">{C} rsub {i}</annotation>
  </semantics>
</math>
</file>

<file path=Object 24/content.xml><?xml version="1.0" encoding="utf-8"?>
<math xmlns="http://www.w3.org/1998/Math/MathML" display="block">
  <semantics>
    <mfrac>
      <mrow>
        <munderover>
          <mo stretchy="false">∑</mo>
          <mrow>
            <mi>i</mi>
            <mo stretchy="false">=</mo>
            <mn>1</mn>
          </mrow>
          <mi mathvariant="italic">TC</mi>
        </munderover>
        <mrow>
          <munderover>
            <mo stretchy="false">∑</mo>
            <mrow>
              <mi>m</mi>
              <mo stretchy="false">=</mo>
              <mn>1</mn>
            </mrow>
            <mrow>
              <msub>
                <mi>M</mi>
                <mi>d</mi>
              </msub>
              <mrow>
                <mo fence="true" form="prefix" stretchy="true">(</mo>
                <mrow>
                  <msub>
                    <mi>C</mi>
                    <mi>i</mi>
                  </msub>
                </mrow>
                <mo fence="true" form="postfix" stretchy="true">)</mo>
              </mrow>
            </mrow>
          </munderover>
          <mrow>
            <mo fence="true" form="prefix" stretchy="true">(</mo>
            <mrow>
              <mrow>
                <mn>1</mn>
                <mi>−</mi>
                <mi>V</mi>
                <mrow>
                  <mo fence="true" form="prefix" stretchy="true">(</mo>
                  <mrow>
                    <msub>
                      <mi>M</mi>
                      <mi mathvariant="italic">mi</mi>
                    </msub>
                  </mrow>
                  <mo fence="true" form="postfix" stretchy="true">)</mo>
                </mrow>
              </mrow>
            </mrow>
            <mo fence="true" form="postfix" stretchy="true">)</mo>
          </mrow>
        </mrow>
      </mrow>
      <mrow>
        <munderover>
          <mo stretchy="false">∑</mo>
          <mrow>
            <mi>i</mi>
            <mo stretchy="false">=</mo>
            <mn>1</mn>
          </mrow>
          <mi mathvariant="italic">TC</mi>
        </munderover>
        <mrow>
          <msub>
            <mi>M</mi>
            <mi>d</mi>
          </msub>
          <mrow>
            <mo fence="true" form="prefix" stretchy="true">(</mo>
            <mrow>
              <msub>
                <mi>C</mi>
                <mi>i</mi>
              </msub>
            </mrow>
            <mo fence="true" form="postfix" stretchy="true">)</mo>
          </mrow>
        </mrow>
      </mrow>
    </mfrac>
    <annotation encoding="StarMath 5.0">{sum from {i = 1} to {TC} {sum from {m = 1} to {{M} rsub {d} left ({C} rsub {i} right )} {left (1 − V left ({M} rsub {mi} right ) right )}}} over {sum from {i = 1} to {TC} {{M} rsub {d} left ({C} rsub {i} right )}}</annotation>
  </semantics>
</math>
</file>

<file path=Object 25/content.xml><?xml version="1.0" encoding="utf-8"?>
<math xmlns="http://www.w3.org/1998/Math/MathML" display="block">
  <semantics>
    <mrow>
      <mi mathvariant="normal">:</mi>
      <msub>
        <mi>M</mi>
        <mi>d</mi>
      </msub>
      <mrow>
        <mo fence="true" form="prefix" stretchy="true">(</mo>
        <mrow>
          <msub>
            <mi>C</mi>
            <mi>i</mi>
          </msub>
        </mrow>
        <mo fence="true" form="postfix" stretchy="true">)</mo>
      </mrow>
    </mrow>
    <annotation encoding="StarMath 5.0">: {M} rsub {d} left ({C} rsub {i} right )</annotation>
  </semantics>
</math>
</file>

<file path=Object 26/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underover>
              <mo stretchy="false">∑</mo>
              <mrow>
                <mi>j</mi>
                <mo stretchy="false">=</mo>
                <mn>1</mn>
              </mrow>
              <mi mathvariant="italic">TC</mi>
            </munderover>
            <mrow>
              <msub>
                <mi mathvariant="italic">is</mi>
                <mi mathvariant="italic">visible</mi>
              </msub>
              <mrow>
                <mo fence="true" form="prefix" stretchy="true">(</mo>
                <mrow>
                  <mrow>
                    <msub>
                      <mi>M</mi>
                      <mi mathvariant="italic">mi</mi>
                    </msub>
                    <mi>,</mi>
                    <msub>
                      <mi>C</mi>
                      <mi>i</mi>
                    </msub>
                  </mrow>
                </mrow>
                <mo fence="true" form="postfix" stretchy="true">)</mo>
              </mrow>
            </mrow>
          </mrow>
          <mrow>
            <mi mathvariant="italic">TC</mi>
            <mi>−</mi>
            <mn>1</mn>
          </mrow>
        </mfrac>
      </mrow>
    </mrow>
    <annotation encoding="StarMath 5.0">V left ({M} rsub {mi} right ) = {sum from {j = 1} to {TC} {{is} rsub {visible} left ({M} rsub {mi} , {C} rsub {i} right )}} over {TC − 1}</annotation>
  </semantics>
</math>
</file>

<file path=Object 27/content.xml><?xml version="1.0" encoding="utf-8"?>
<math xmlns="http://www.w3.org/1998/Math/MathML" display="block">
  <semantics>
    <mrow>
      <msub>
        <mi>M</mi>
        <mi mathvariant="italic">mi</mi>
      </msub>
      <mi>,</mi>
      <mrow>
        <msub>
          <mi>C</mi>
          <mi>i</mi>
        </msub>
        <mo stretchy="false">=</mo>
        <mrow>
          <mo fence="true" form="prefix" stretchy="true">{</mo>
          <mrow>
            <mtable>
              <mtr>
                <mtd>
                  <mrow>
                    <mn>1</mn>
                    <mi mathvariant="italic">ssi</mi>
                    <mi>j</mi>
                    <mi>≠</mi>
                    <mi>i</mi>
                    <msub>
                      <mi>C</mi>
                      <mi>j</mi>
                    </msub>
                    <mi mathvariant="italic">peut</mi>
                    <mi mathvariant="italic">appel</mi>
                    <mi>é</mi>
                    <msub>
                      <mi>M</mi>
                      <mi mathvariant="italic">mi</mi>
                    </msub>
                  </mrow>
                </mtd>
              </mtr>
              <mtr>
                <mtd>
                  <mrow>
                    <mn>0</mn>
                    <mi>,</mi>
                    <mi mathvariant="italic">sinon</mi>
                  </mrow>
                </mtd>
              </mtr>
            </mtable>
          </mrow>
        </mrow>
      </mrow>
    </mrow>
    <annotation encoding="StarMath 5.0">{M} rsub {mi} , {C} rsub {i} = left lbrace stack { 1 ssi j ≠ i {C} rsub {j} peut appel é {M} rsub {mi} # 0 , sinon } right none</annotation>
  </semantics>
</math>
</file>

<file path=Object 28/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i mathvariant="italic">DC</mi>
            <mrow>
              <mo fence="true" form="prefix" stretchy="true">(</mo>
              <mrow>
                <msub>
                  <mi>C</mi>
                  <mi>i</mi>
                </msub>
              </mrow>
              <mo fence="true" form="postfix" stretchy="true">)</mo>
            </mrow>
          </mrow>
          <mrow>
            <mi mathvariant="italic">TC</mi>
            <mi>−</mi>
            <mn>1</mn>
          </mrow>
        </mfrac>
      </mrow>
    </mrow>
    <annotation encoding="StarMath 5.0">V left ({M} rsub {mi} right ) = {DC left ({C} rsub {i} right )} over {TC − 1}</annotation>
  </semantics>
</math>
</file>

<file path=Object 29/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i>a</mi>
          </msub>
          <mrow>
            <mo fence="true" form="prefix" stretchy="true">(</mo>
            <mrow>
              <msub>
                <mi>C</mi>
                <mi>i</mi>
              </msub>
            </mrow>
            <mo fence="true" form="postfix" stretchy="true">)</mo>
          </mrow>
        </mrow>
      </mrow>
    </mfrac>
    <annotation encoding="StarMath 5.0">{sum from {i = 1} to {TC} {{A} rsub {i} left ({C} rsub {i} right )}} over {sum from {i = 1} to {TC} {{A} rsub {a} left ({C} rsub {i} right )}}</annotation>
  </semantics>
</math>
</file>

<file path=Object 3/content.xml><?xml version="1.0" encoding="utf-8"?>
<math xmlns="http://www.w3.org/1998/Math/MathML" display="block">
  <semantics>
    <mrow>
      <mi mathvariant="italic">NMA</mi>
      <mrow>
        <mrow>
          <mo fence="true" form="prefix" stretchy="false">(</mo>
          <mrow>
            <mi>c</mi>
          </mrow>
          <mo fence="true" form="postfix" stretchy="false">)</mo>
        </mrow>
        <mo stretchy="false">=</mo>
        <mrow>
          <mi mathvariant="italic">METc</mi>
          <mo stretchy="false">−</mo>
          <mrow>
            <mo fence="true" form="prefix" stretchy="true">|</mo>
            <mrow>
              <mrow>
                <msub>
                  <mi mathvariant="italic">MET</mi>
                  <mi>c</mi>
                </msub>
                <mo stretchy="false">∩</mo>
                <msub>
                  <mi mathvariant="italic">MET</mi>
                  <mi>C</mi>
                </msub>
              </mrow>
            </mrow>
            <mo fence="true" form="postfix" stretchy="true">|</mo>
          </mrow>
        </mrow>
      </mrow>
    </mrow>
    <annotation encoding="StarMath 5.0">NMA(c)= METc - abs{ MET_{c} intersection MET_{C}}</annotation>
  </semantics>
</math>
</file>

<file path=Object 30/content.xml><?xml version="1.0" encoding="utf-8"?>
<math xmlns="http://www.w3.org/1998/Math/MathML" display="block">
  <semantics>
    <mi mathvariant="normal">:</mi>
    <annotation encoding="StarMath 5.0">:</annotation>
  </semantics>
</math>
</file>

<file path=Object 31/content.xml><?xml version="1.0" encoding="utf-8"?>
<math xmlns="http://www.w3.org/1998/Math/MathML" display="block">
  <semantics>
    <mrow>
      <msub>
        <mi>A</mi>
        <mi>a</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a} left ({C} rsub {i} right ) = {A} rsub {d} left ({C} rsub {i} right ) + {A} rsub {i} left ({C} rsub {i} right )</annotation>
  </semantics>
</math>
</file>

<file path=Object 32/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33/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34/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35/content.xml><?xml version="1.0" encoding="utf-8"?>
<math xmlns="http://www.w3.org/1998/Math/MathML" display="block">
  <semantics>
    <mrow>
      <mi>S</mi>
      <mo stretchy="false">=</mo>
      <mfrac>
        <mrow>
          <mi mathvariant="italic">Nombre</mi>
          <mi mathvariant="italic">de</mi>
          <mi mathvariant="italic">dépendances</mi>
          <mi mathvariant="italic">entrantes</mi>
        </mrow>
        <mrow>
          <mi mathvariant="italic">Nombre</mi>
          <mi mathvariant="italic">total</mi>
          <mi mathvariant="italic">de</mi>
          <mi mathvariant="italic">dépendances</mi>
        </mrow>
      </mfrac>
    </mrow>
    <annotation encoding="StarMath 5.0">S  = {Nombre de dépendances entrantes} over {Nombre total de dépendances}</annotation>
  </semantics>
</math>
</file>

<file path=Object 36/content.xml><?xml version="1.0" encoding="utf-8"?>
<math xmlns="http://www.w3.org/1998/Math/MathML" display="block">
  <semantics>
    <mrow>
      <mi>S</mi>
      <mo stretchy="false">=</mo>
      <mfrac>
        <mrow>
          <mi mathvariant="italic">Nombre</mi>
          <mi>d</mi>
          <mi>'</mi>
          <mi mathvariant="italic">interfaces</mi>
          <mi mathvariant="italic">ou</mi>
          <mi mathvariant="italic">de</mi>
          <mi mathvariant="italic">classes</mi>
          <mi mathvariant="italic">abstraites</mi>
        </mrow>
        <mrow>
          <mi mathvariant="italic">Nombre</mi>
          <mi mathvariant="italic">total</mi>
          <mi mathvariant="italic">de</mi>
          <mi mathvariant="italic">classes</mi>
          <mi mathvariant="italic">publiques</mi>
        </mrow>
      </mfrac>
    </mrow>
    <annotation encoding="StarMath 5.0">S  = {Nombre d'interfaces ou de classes abstraites} over {Nombre total de classes publiques}</annotation>
  </semantics>
</math>
</file>

<file path=Object 37/content.xml><?xml version="1.0" encoding="utf-8"?>
<math xmlns="http://www.w3.org/1998/Math/MathML" display="block">
  <semantics>
    <mrow>
      <mi mathvariant="italic">DMS</mi>
      <mo stretchy="false">=</mo>
      <mrow>
        <mo fence="true" form="prefix" stretchy="true">|</mo>
        <mrow>
          <mrow>
            <mi>A</mi>
            <mo stretchy="false">+</mo>
            <mi>I</mi>
            <mo stretchy="false">−</mo>
            <mn>1</mn>
          </mrow>
        </mrow>
        <mo fence="true" form="postfix" stretchy="true">|</mo>
      </mrow>
    </mrow>
    <annotation encoding="StarMath 5.0">DMS = abs{A + I - 1} </annotation>
  </semantics>
</math>
</file>

<file path=Object 4/content.xml><?xml version="1.0" encoding="utf-8"?>
<math xmlns="http://www.w3.org/1998/Math/MathML" display="block">
  <semantics>
    <mrow>
      <mi mathvariant="italic">SIX</mi>
      <mrow>
        <mrow>
          <mo fence="true" form="prefix" stretchy="false">(</mo>
          <mrow>
            <mi>c</mi>
          </mrow>
          <mo fence="true" form="postfix" stretchy="false">)</mo>
        </mrow>
        <mo stretchy="false">=</mo>
        <mfrac>
          <mrow>
            <mrow>
              <mrow>
                <mo fence="true" form="prefix" stretchy="true">|</mo>
                <mrow>
                  <mrow>
                    <mi mathvariant="italic">NORM</mi>
                    <mrow>
                      <mo fence="true" form="prefix" stretchy="false">(</mo>
                      <mrow>
                        <mi>c</mi>
                      </mrow>
                      <mo fence="true" form="postfix" stretchy="false">)</mo>
                    </mrow>
                  </mrow>
                </mrow>
                <mo fence="true" form="postfix" stretchy="true">|</mo>
              </mrow>
              <mo stretchy="false">⋅</mo>
              <mi>H</mi>
            </mrow>
            <mrow>
              <mo fence="true" form="prefix" stretchy="false">(</mo>
              <mrow>
                <mi>c</mi>
              </mrow>
              <mo fence="true" form="postfix" stretchy="false">)</mo>
            </mrow>
          </mrow>
          <mrow>
            <mo fence="true" form="prefix" stretchy="true">|</mo>
            <mrow>
              <mi mathvariant="italic">METc</mi>
            </mrow>
            <mo fence="true" form="postfix" stretchy="true">|</mo>
          </mrow>
        </mfrac>
      </mrow>
    </mrow>
    <annotation encoding="StarMath 5.0">SIX(c)= { abs{ NORM(c)}  cdot H(c) } over abs{ {METc} }</annotation>
  </semantics>
</math>
</file>

<file path=Object 5/content.xml><?xml version="1.0" encoding="utf-8"?>
<math xmlns="http://www.w3.org/1998/Math/MathML" display="block">
  <semantics>
    <mrow>
      <mi mathvariant="italic">MIF</mi>
      <mo stretchy="false">=</mo>
      <mfrac>
        <mrow>
          <munderover>
            <mo stretchy="false">∑</mo>
            <mrow>
              <mi>i</mi>
              <mo stretchy="false">=</mo>
              <mn>1</mn>
            </mrow>
            <mi mathvariant="italic">TotalClasses</mi>
          </munderover>
          <mrow>
            <msub>
              <mi>M</mi>
              <mrow>
                <mi>h</mi>
                <mi mathvariant="italic">er</mi>
                <mi mathvariant="italic">ited</mi>
              </mrow>
            </msub>
            <mrow>
              <mo fence="true" form="prefix" stretchy="true">(</mo>
              <mrow>
                <msub>
                  <mi>C</mi>
                  <mi>i</mi>
                </msub>
              </mrow>
              <mo fence="true" form="postfix" stretchy="true">)</mo>
            </mrow>
          </mrow>
        </mrow>
        <mrow>
          <munderover>
            <mo stretchy="false">∑</mo>
            <mrow>
              <mi>i</mi>
              <mo stretchy="false">=</mo>
              <mn>1</mn>
            </mrow>
            <mi mathvariant="italic">TotalClasses</mi>
          </munderover>
          <mrow>
            <msub>
              <mi>M</mi>
              <mi mathvariant="italic">available</mi>
            </msub>
            <mrow>
              <mo fence="true" form="prefix" stretchy="true">(</mo>
              <mrow>
                <msub>
                  <mi>C</mi>
                  <mi>i</mi>
                </msub>
              </mrow>
              <mo fence="true" form="postfix" stretchy="true">)</mo>
            </mrow>
          </mrow>
        </mrow>
      </mfrac>
    </mrow>
    <annotation encoding="StarMath 5.0">MIF = {sum from {i = 1} to {TotalClasses} {{M} rsub {h er ited} left ({C} rsub {i} right )}} over {sum from {i = 1} to {TotalClasses} {{M} rsub {available} left ({C} rsub {i} right )}}</annotation>
  </semantics>
</math>
</file>

<file path=Object 6/content.xml><?xml version="1.0" encoding="utf-8"?>
<math xmlns="http://www.w3.org/1998/Math/MathML" display="block">
  <semantics>
    <mrow>
      <msub>
        <mi>M</mi>
        <mi mathvariant="italic">available</mi>
      </msub>
      <mrow>
        <mrow>
          <mo fence="true" form="prefix" stretchy="true">(</mo>
          <mrow>
            <mi>C</mi>
          </mrow>
          <mo fence="true" form="postfix" stretchy="true">)</mo>
        </mrow>
        <mo stretchy="false">=</mo>
        <msub>
          <mi>M</mi>
          <mrow>
            <mi>h</mi>
            <mi mathvariant="italic">erited</mi>
          </mrow>
        </msub>
      </mrow>
      <mrow>
        <mrow>
          <mo fence="true" form="prefix" stretchy="true">(</mo>
          <mrow>
            <mi>C</mi>
          </mrow>
          <mo fence="true" form="postfix" stretchy="true">)</mo>
        </mrow>
        <mo stretchy="false">+</mo>
        <msub>
          <mi>M</mi>
          <mi mathvariant="italic">defined</mi>
        </msub>
      </mrow>
      <mrow>
        <mo fence="true" form="prefix" stretchy="true">(</mo>
        <mrow>
          <mi>C</mi>
        </mrow>
        <mo fence="true" form="postfix" stretchy="true">)</mo>
      </mrow>
    </mrow>
    <annotation encoding="StarMath 5.0">{M} rsub {available} left (C right ) = {M} rsub {h erited} left (C right ) + {M} rsub {defined} left (C right )</annotation>
  </semantics>
</math>
</file>

<file path=Object 7/content.xml><?xml version="1.0" encoding="utf-8"?>
<math xmlns="http://www.w3.org/1998/Math/MathML" display="block">
  <semantics>
    <mrow>
      <mi mathvariant="italic">PMR</mi>
      <mo stretchy="false">=</mo>
      <mfrac>
        <mrow>
          <mi mathvariant="italic">Number</mi>
          <mi mathvariant="italic">of</mi>
          <mi mathvariant="italic">Public</mi>
          <mi mathvariant="italic">Methods</mi>
        </mrow>
        <mrow>
          <mi mathvariant="italic">Total</mi>
          <mi mathvariant="italic">Methods</mi>
        </mrow>
      </mfrac>
    </mrow>
    <annotation encoding="StarMath 5.0">PMR = {Number of Public Methods} over {Total Methods}</annotation>
  </semantics>
</math>
</file>

<file path=Object 8/content.xml><?xml version="1.0" encoding="utf-8"?>
<math xmlns="http://www.w3.org/1998/Math/MathML" display="block">
  <semantics>
    <mrow>
      <mi mathvariant="italic">MHF</mi>
      <mo stretchy="false">=</mo>
      <mfrac>
        <mrow>
          <munderover>
            <mo stretchy="false">∑</mo>
            <mrow>
              <mi>i</mi>
              <mo stretchy="false">=</mo>
              <mn>1</mn>
            </mrow>
            <mi mathvariant="italic">TotalClasses</mi>
          </munderover>
          <mrow>
            <msub>
              <mi>M</mi>
              <mrow>
                <mi>h</mi>
                <mi mathvariant="italic">idden</mi>
              </mrow>
            </msub>
            <mrow>
              <mo fence="true" form="prefix" stretchy="true">(</mo>
              <mrow>
                <msub>
                  <mi>C</mi>
                  <mi>i</mi>
                </msub>
              </mrow>
              <mo fence="true" form="postfix" stretchy="true">)</mo>
            </mrow>
          </mrow>
        </mrow>
        <mrow>
          <munderover>
            <mo stretchy="false">∑</mo>
            <mrow>
              <mi>i</mi>
              <mo stretchy="false">=</mo>
              <mn>1</mn>
            </mrow>
            <mrow>
              <mi mathvariant="italic">Total</mi>
              <mi mathvariant="italic">Classes</mi>
            </mrow>
          </munderover>
          <mrow>
            <msub>
              <mi>M</mi>
              <mi mathvariant="italic">defined</mi>
            </msub>
            <mrow>
              <mo fence="true" form="prefix" stretchy="true">(</mo>
              <mrow>
                <msub>
                  <mi>C</mi>
                  <mi>i</mi>
                </msub>
              </mrow>
              <mo fence="true" form="postfix" stretchy="true">)</mo>
            </mrow>
          </mrow>
        </mrow>
      </mfrac>
    </mrow>
    <annotation encoding="StarMath 5.0">MHF = {sum from {i = 1} to {TotalClasses} {{M} rsub {h idden} left ({C} rsub {i} right )}} over {sum from {i = 1} to {Total Classes} {{M} rsub {defined} left ({C} rsub {i} right )}}</annotation>
  </semantics>
</math>
</file>

<file path=Object 9/content.xml><?xml version="1.0" encoding="utf-8"?>
<math xmlns="http://www.w3.org/1998/Math/MathML" display="block">
  <semantics>
    <mrow>
      <msub>
        <mi>M</mi>
        <mi mathvariant="italic">defined</mi>
      </msub>
      <mrow>
        <mrow>
          <mo fence="true" form="prefix" stretchy="true">(</mo>
          <mrow>
            <mi>C</mi>
          </mrow>
          <mo fence="true" form="postfix" stretchy="true">)</mo>
        </mrow>
        <mo stretchy="false">=</mo>
        <msub>
          <mi>M</mi>
          <mrow>
            <mi>h</mi>
            <mi mathvariant="italic">idden</mi>
          </mrow>
        </msub>
      </mrow>
      <mrow>
        <mrow>
          <mo fence="true" form="prefix" stretchy="true">(</mo>
          <mrow>
            <mi>C</mi>
          </mrow>
          <mo fence="true" form="postfix" stretchy="true">)</mo>
        </mrow>
        <mo stretchy="false">+</mo>
        <msub>
          <mi>M</mi>
          <mi mathvariant="italic">visible</mi>
        </msub>
      </mrow>
      <mrow>
        <mo fence="true" form="prefix" stretchy="true">(</mo>
        <mrow>
          <mi>C</mi>
        </mrow>
        <mo fence="true" form="postfix" stretchy="true">)</mo>
      </mrow>
    </mrow>
    <annotation encoding="StarMath 5.0">{M} rsub {defined} left (C right ) = {M} rsub {h idden} left (C right ) + {M} rsub {visible} left (C right )</annotation>
  </semantics>
</math>
</file>